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1ad" officeooo:paragraph-rsid="000fa1ad"/>
    </style:style>
    <style:style style:name="P2" style:family="paragraph" style:parent-style-name="Standard">
      <style:text-properties officeooo:rsid="000fe64a" officeooo:paragraph-rsid="000fe64a"/>
    </style:style>
    <style:style style:name="P3" style:family="paragraph" style:parent-style-name="Standard">
      <style:text-properties officeooo:rsid="00109de4" officeooo:paragraph-rsid="00109de4"/>
    </style:style>
    <style:style style:name="P4" style:family="paragraph" style:parent-style-name="Standard">
      <style:text-properties fo:font-weight="bold" officeooo:rsid="00109de4" officeooo:paragraph-rsid="00109de4" style:font-weight-asian="bold" style:font-weight-complex="bold"/>
    </style:style>
    <style:style style:name="P5" style:family="paragraph" style:parent-style-name="Standard">
      <style:text-properties fo:font-weight="bold" officeooo:rsid="00127959" officeooo:paragraph-rsid="00127959" style:font-weight-asian="bold" style:font-weight-complex="bold"/>
    </style:style>
    <style:style style:name="P6" style:family="paragraph" style:parent-style-name="Standard">
      <style:text-properties fo:font-weight="bold" officeooo:rsid="00184009" officeooo:paragraph-rsid="00184009" style:font-weight-asian="bold" style:font-weight-complex="bold"/>
    </style:style>
    <style:style style:name="P7" style:family="paragraph" style:parent-style-name="Standard">
      <style:text-properties fo:font-weight="bold" officeooo:rsid="00194940" officeooo:paragraph-rsid="00194940" style:font-weight-asian="bold" style:font-weight-complex="bold"/>
    </style:style>
    <style:style style:name="P8" style:family="paragraph" style:parent-style-name="Standard">
      <style:text-properties fo:font-weight="bold" officeooo:paragraph-rsid="001cd860" style:font-weight-asian="bold" style:font-weight-complex="bold"/>
    </style:style>
    <style:style style:name="P9" style:family="paragraph" style:parent-style-name="Standard">
      <style:text-properties fo:font-weight="bold" officeooo:rsid="001cad05" officeooo:paragraph-rsid="001cad05" style:font-weight-asian="bold" style:font-weight-complex="bold"/>
    </style:style>
    <style:style style:name="P10" style:family="paragraph" style:parent-style-name="Standard">
      <style:text-properties fo:font-weight="bold" officeooo:rsid="0020b424" officeooo:paragraph-rsid="0020b424" style:font-weight-asian="bold" style:font-weight-complex="bold"/>
    </style:style>
    <style:style style:name="P11" style:family="paragraph" style:parent-style-name="Standard">
      <style:text-properties officeooo:rsid="0011d4af" officeooo:paragraph-rsid="0011d4af"/>
    </style:style>
    <style:style style:name="P12" style:family="paragraph" style:parent-style-name="Standard">
      <style:text-properties officeooo:rsid="00127959" officeooo:paragraph-rsid="00127959"/>
    </style:style>
    <style:style style:name="P13" style:family="paragraph" style:parent-style-name="Standard">
      <style:text-properties officeooo:rsid="0012e115" officeooo:paragraph-rsid="0012e115"/>
    </style:style>
    <style:style style:name="P14" style:family="paragraph" style:parent-style-name="Standard">
      <style:text-properties officeooo:rsid="0012e115" officeooo:paragraph-rsid="0013793f"/>
    </style:style>
    <style:style style:name="P15" style:family="paragraph" style:parent-style-name="Standard">
      <style:text-properties officeooo:rsid="0013793f" officeooo:paragraph-rsid="0013793f"/>
    </style:style>
    <style:style style:name="P16" style:family="paragraph" style:parent-style-name="Standard">
      <style:text-properties officeooo:rsid="00156324" officeooo:paragraph-rsid="00156324"/>
    </style:style>
    <style:style style:name="P17" style:family="paragraph" style:parent-style-name="Standard">
      <style:text-properties officeooo:rsid="0016c01a" officeooo:paragraph-rsid="0016c01a"/>
    </style:style>
    <style:style style:name="P18" style:family="paragraph" style:parent-style-name="Standard">
      <style:text-properties officeooo:rsid="0016c652" officeooo:paragraph-rsid="0016c652"/>
    </style:style>
    <style:style style:name="P19" style:family="paragraph" style:parent-style-name="Standard">
      <style:text-properties fo:color="#0033b3" style:font-name="DejaVu Sans Mono" fo:font-size="9pt" fo:font-style="normal" fo:font-weight="normal" officeooo:rsid="0016c652" officeooo:paragraph-rsid="0016c652" style:font-size-asian="9pt" style:font-style-asian="normal" style:font-weight-asian="normal"/>
    </style:style>
    <style:style style:name="P20" style:family="paragraph" style:parent-style-name="Standard">
      <style:text-properties fo:color="#080808" style:font-name="DejaVu Sans Mono" fo:font-size="9pt" fo:font-style="normal" fo:font-weight="normal" officeooo:rsid="0016c652" officeooo:paragraph-rsid="0016c652" style:font-size-asian="9pt" style:font-style-asian="normal" style:font-weight-asian="normal"/>
    </style:style>
    <style:style style:name="P21" style:family="paragraph" style:parent-style-name="Standard">
      <style:text-properties fo:font-style="normal" fo:font-weight="bold" officeooo:rsid="0016c652" officeooo:paragraph-rsid="0016c652" style:font-style-asian="normal" style:font-weight-asian="bold" style:font-style-complex="normal" style:font-weight-complex="bold"/>
    </style:style>
    <style:style style:name="P22" style:family="paragraph" style:parent-style-name="Standard">
      <style:text-properties officeooo:rsid="0017d6c9" officeooo:paragraph-rsid="0017d6c9"/>
    </style:style>
    <style:style style:name="P23" style:family="paragraph" style:parent-style-name="Standard">
      <style:text-properties officeooo:rsid="00184009" officeooo:paragraph-rsid="00184009"/>
    </style:style>
    <style:style style:name="P24" style:family="paragraph" style:parent-style-name="Standard">
      <style:text-properties officeooo:rsid="00194940" officeooo:paragraph-rsid="00194940"/>
    </style:style>
    <style:style style:name="P25" style:family="paragraph" style:parent-style-name="Standard">
      <style:text-properties style:text-underline-style="solid" style:text-underline-width="auto" style:text-underline-color="font-color" officeooo:rsid="00194940" officeooo:paragraph-rsid="00194940"/>
    </style:style>
    <style:style style:name="P26" style:family="paragraph" style:parent-style-name="Standard">
      <style:text-properties officeooo:rsid="0019768e" officeooo:paragraph-rsid="0019768e"/>
    </style:style>
    <style:style style:name="P27" style:family="paragraph" style:parent-style-name="Standard">
      <style:text-properties officeooo:rsid="001cad05" officeooo:paragraph-rsid="001cad05"/>
    </style:style>
    <style:style style:name="P28" style:family="paragraph" style:parent-style-name="Standard">
      <style:text-properties officeooo:paragraph-rsid="001cad05"/>
    </style:style>
    <style:style style:name="P29" style:family="paragraph" style:parent-style-name="Standard">
      <style:text-properties officeooo:rsid="001cd860" officeooo:paragraph-rsid="001cd860"/>
    </style:style>
    <style:style style:name="P30" style:family="paragraph" style:parent-style-name="Standard">
      <style:text-properties officeooo:paragraph-rsid="001cd860"/>
    </style:style>
    <style:style style:name="P31" style:family="paragraph" style:parent-style-name="Standard">
      <style:text-properties officeooo:rsid="001de225" officeooo:paragraph-rsid="001de225"/>
    </style:style>
    <style:style style:name="P32" style:family="paragraph" style:parent-style-name="Standard">
      <style:text-properties officeooo:rsid="001fa822" officeooo:paragraph-rsid="001fa822"/>
    </style:style>
    <style:style style:name="P33" style:family="paragraph" style:parent-style-name="Standard">
      <style:text-properties officeooo:rsid="002042e1" officeooo:paragraph-rsid="002042e1"/>
    </style:style>
    <style:style style:name="P34" style:family="paragraph" style:parent-style-name="Standard">
      <style:text-properties officeooo:rsid="0020b424" officeooo:paragraph-rsid="0020b424"/>
    </style:style>
    <style:style style:name="P35" style:family="paragraph" style:parent-style-name="Standard">
      <style:text-properties fo:font-weight="bold" officeooo:rsid="001cd860" officeooo:paragraph-rsid="001cd860" style:font-weight-asian="bold" style:font-weight-complex="bold"/>
    </style:style>
    <style:style style:name="P36" style:family="paragraph" style:parent-style-name="Standard">
      <style:text-properties fo:font-weight="bold" officeooo:rsid="002042e1" officeooo:paragraph-rsid="002042e1" style:font-weight-asian="bold" style:font-weight-complex="bold"/>
    </style:style>
    <style:style style:name="P37" style:family="paragraph" style:parent-style-name="Standard">
      <style:text-properties fo:font-weight="bold" officeooo:rsid="000fa1ad" officeooo:paragraph-rsid="000fa1ad" style:font-weight-asian="bold" style:font-weight-complex="bold"/>
    </style:style>
    <style:style style:name="P38" style:family="paragraph" style:parent-style-name="Standard">
      <style:text-properties fo:font-weight="bold" officeooo:rsid="0022dcf0" officeooo:paragraph-rsid="0022dcf0" style:font-weight-asian="bold" style:font-weight-complex="bold"/>
    </style:style>
    <style:style style:name="P39" style:family="paragraph" style:parent-style-name="Standard">
      <style:text-properties fo:font-weight="bold" officeooo:rsid="00287f9a" officeooo:paragraph-rsid="00287f9a" style:font-weight-asian="bold" style:font-weight-complex="bold"/>
    </style:style>
    <style:style style:name="P40" style:family="paragraph" style:parent-style-name="Standard">
      <style:text-properties fo:font-weight="bold" officeooo:rsid="0012e115" officeooo:paragraph-rsid="0012e115" style:font-weight-asian="bold" style:font-weight-complex="bold"/>
    </style:style>
    <style:style style:name="P41" style:family="paragraph" style:parent-style-name="Standard">
      <style:text-properties fo:font-weight="bold" officeooo:rsid="00249098" officeooo:paragraph-rsid="00249098" style:font-weight-asian="bold" style:font-weight-complex="bold"/>
    </style:style>
    <style:style style:name="P42" style:family="paragraph" style:parent-style-name="Standard">
      <style:text-properties fo:font-weight="bold" officeooo:rsid="002598ba" officeooo:paragraph-rsid="002598ba" style:font-weight-asian="bold" style:font-weight-complex="bold"/>
    </style:style>
    <style:style style:name="P43" style:family="paragraph" style:parent-style-name="Standard">
      <style:text-properties fo:font-weight="bold" officeooo:rsid="002bd37c" officeooo:paragraph-rsid="002bd37c" style:font-weight-asian="bold" style:font-weight-complex="bold"/>
    </style:style>
    <style:style style:name="P44" style:family="paragraph" style:parent-style-name="Standard">
      <style:text-properties fo:font-weight="bold" officeooo:rsid="00320e88" officeooo:paragraph-rsid="00320e88" style:font-weight-asian="bold" style:font-weight-complex="bold"/>
    </style:style>
    <style:style style:name="P45" style:family="paragraph" style:parent-style-name="Standard">
      <style:text-properties fo:font-weight="bold" officeooo:paragraph-rsid="00320e88" style:font-weight-asian="bold" style:font-weight-complex="bold"/>
    </style:style>
    <style:style style:name="P46" style:family="paragraph" style:parent-style-name="Standard">
      <style:text-properties officeooo:rsid="0022dcf0" officeooo:paragraph-rsid="0022dcf0"/>
    </style:style>
    <style:style style:name="P47" style:family="paragraph" style:parent-style-name="Standard">
      <style:text-properties officeooo:rsid="00249098" officeooo:paragraph-rsid="00249098"/>
    </style:style>
    <style:style style:name="P48" style:family="paragraph" style:parent-style-name="Standard">
      <style:text-properties officeooo:rsid="0026e72e" officeooo:paragraph-rsid="0026e72e"/>
    </style:style>
    <style:style style:name="P49" style:family="paragraph" style:parent-style-name="Standard">
      <style:text-properties officeooo:paragraph-rsid="0026e72e"/>
    </style:style>
    <style:style style:name="P50" style:family="paragraph" style:parent-style-name="Standard">
      <style:text-properties officeooo:rsid="0011d4af" officeooo:paragraph-rsid="0011d4af"/>
    </style:style>
    <style:style style:name="P51" style:family="paragraph" style:parent-style-name="Standard">
      <style:text-properties officeooo:rsid="0016c652" officeooo:paragraph-rsid="0016c652"/>
    </style:style>
    <style:style style:name="P52" style:family="paragraph" style:parent-style-name="Standard">
      <style:text-properties officeooo:rsid="0012e115" officeooo:paragraph-rsid="0012e115"/>
    </style:style>
    <style:style style:name="P53" style:family="paragraph" style:parent-style-name="Standard">
      <style:text-properties officeooo:rsid="00287f9a" officeooo:paragraph-rsid="00287f9a"/>
    </style:style>
    <style:style style:name="P54" style:family="paragraph" style:parent-style-name="Standard">
      <style:text-properties officeooo:rsid="002bd37c" officeooo:paragraph-rsid="002bd37c"/>
    </style:style>
    <style:style style:name="P55" style:family="paragraph" style:parent-style-name="Standard">
      <style:text-properties officeooo:rsid="003086d3" officeooo:paragraph-rsid="003086d3"/>
    </style:style>
    <style:style style:name="P56" style:family="paragraph" style:parent-style-name="Standard">
      <style:text-properties officeooo:rsid="00320e88" officeooo:paragraph-rsid="00320e88"/>
    </style:style>
    <style:style style:name="P57" style:family="paragraph" style:parent-style-name="Standard">
      <style:text-properties officeooo:paragraph-rsid="00320e88"/>
    </style:style>
    <style:style style:name="T1" style:family="text">
      <style:text-properties fo:color="#9e880d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9e880d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80808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080808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080808" style:font-name="DejaVu Sans Mono" fo:font-size="9pt" fo:font-style="normal" style:font-size-asian="9pt" style:font-style-asian="normal"/>
    </style:style>
    <style:style style:name="T6" style:family="text">
      <style:text-properties fo:color="#080808" style:font-name="DejaVu Sans Mono" fo:font-size="9pt" fo:font-style="normal" officeooo:rsid="00320e88" style:font-size-asian="9pt" style:font-style-asian="normal"/>
    </style:style>
    <style:style style:name="T7" style:family="text">
      <style:text-properties fo:color="#080808" style:font-name="DejaVu Sans Mono" fo:font-size="9pt" fo:font-style="italic" fo:font-weight="normal" style:font-size-asian="9pt" style:font-style-asian="italic" style:font-weight-asian="normal"/>
    </style:style>
    <style:style style:name="T8" style:family="text">
      <style:text-properties fo:color="#080808" style:font-name="DejaVu Sans Mono" fo:font-size="9pt" fo:font-style="italic" fo:font-weight="normal" style:font-size-asian="9pt" style:font-style-asian="italic" style:font-weight-asian="normal"/>
    </style:style>
    <style:style style:name="T9" style:family="text">
      <style:text-properties fo:color="#080808" style:font-name="0" fo:font-size="9pt" style:font-size-asian="9pt"/>
    </style:style>
    <style:style style:name="T10" style:family="text">
      <style:text-properties fo:color="#067d17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067d17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0033b3" style:font-name="DejaVu Sa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0033b3" style:font-name="DejaVu Sa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0033b3" style:font-name="DejaVu Sans Mono" fo:font-size="9pt" fo:font-style="normal" fo:font-weight="normal" officeooo:rsid="0026e72e" style:font-size-asian="9pt" style:font-style-asian="normal" style:font-weight-asian="normal"/>
    </style:style>
    <style:style style:name="T15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000000" style:font-name="DejaVu Sans Mono" fo:font-size="9pt" fo:font-style="normal" fo:font-weight="normal" officeooo:rsid="0026e72e" style:font-size-asian="9pt" style:font-style-asian="normal" style:font-weight-asian="normal"/>
    </style:style>
    <style:style style:name="T18" style:family="text">
      <style:text-properties fo:color="#000000" style:font-name="DejaVu Sans Mono" fo:font-size="9pt" fo:font-style="normal" style:font-size-asian="9pt" style:font-style-asian="normal"/>
    </style:style>
    <style:style style:name="T19" style:family="text">
      <style:text-properties fo:color="#871094" style:font-name="DejaVu Sa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871094" style:font-name="DejaVu Sa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871094" style:font-name="DejaVu Sans Mono" fo:font-size="9pt" fo:font-style="italic" fo:font-weight="normal" style:font-size-asian="9pt" style:font-style-asian="italic" style:font-weight-asian="normal"/>
    </style:style>
    <style:style style:name="T22" style:family="text">
      <style:text-properties fo:color="#871094" style:font-name="DejaVu Sans Mono" fo:font-size="9pt" fo:font-style="italic" fo:font-weight="normal" style:font-size-asian="9pt" style:font-style-asian="italic" style:font-weight-asian="normal"/>
    </style:style>
    <style:style style:name="T23" style:family="text">
      <style:text-properties fo:color="#00627a" style:font-name="DejaVu Sa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00627a" style:font-name="DejaVu Sa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00627a" style:font-name="DejaVu Sans Mono" fo:font-size="9pt" fo:font-style="normal" style:font-size-asian="9pt" style:font-style-asian="normal"/>
    </style:style>
    <style:style style:name="T26" style:family="text">
      <style:text-properties fo:color="#8c8c8c" style:font-name="DejaVu Sans Mono" fo:font-size="9pt" fo:font-style="italic" fo:font-weight="normal" style:font-size-asian="9pt" style:font-style-asian="italic" style:font-weight-asian="normal"/>
    </style:style>
    <style:style style:name="T27" style:family="text">
      <style:text-properties fo:color="#8c8c8c" style:font-name="DejaVu Sans Mono" fo:font-size="9pt" fo:font-style="italic" fo:font-weight="normal" style:font-size-asian="9pt" style:font-style-asian="italic" style:font-weight-asian="normal"/>
    </style:style>
    <style:style style:name="T28" style:family="text">
      <style:text-properties fo:color="#1750eb" style:font-name="DejaVu Sans Mono" fo:font-size="9pt" fo:font-style="normal" fo:font-weight="normal" style:font-size-asian="9pt" style:font-style-asian="normal" style:font-weight-asian="normal"/>
    </style:style>
    <style:style style:name="T29" style:family="text">
      <style:text-properties fo:color="#1750eb" style:font-name="DejaVu Sans Mono" fo:font-size="9pt" fo:font-style="normal" fo:font-weight="normal" style:font-size-asian="9pt" style:font-style-asian="normal" style:font-weight-asian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cad05" style:font-weight-asian="bold" style:font-weight-complex="bold"/>
    </style:style>
    <style:style style:name="T32" style:family="text">
      <style:text-properties fo:font-weight="bold" officeooo:rsid="001cd860" style:font-weight-asian="bold" style:font-weight-complex="bold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174ad4" style:font-name="DejaVu Sans Mono" fo:font-size="9pt" fo:font-style="normal" fo:font-weight="normal" style:font-size-asian="9pt" style:font-style-asian="normal" style:font-weight-asian="normal"/>
    </style:style>
    <style:style style:name="T35" style:family="text">
      <style:text-properties fo:color="#851691" style:font-name="DejaVu Sans Mono" fo:font-size="9pt" fo:font-style="normal" fo:font-weight="normal" style:font-size-asian="9pt" style:font-style-asian="normal" style:font-weight-asian="normal"/>
    </style:style>
    <style:style style:name="T36" style:family="text">
      <style:text-properties fo:color="#851691" style:font-name="DejaVu Sans Mono" fo:font-size="9pt" fo:font-style="normal" fo:font-weight="normal" style:font-size-asian="9pt" style:font-style-asian="normal" style:font-weight-asian="normal"/>
    </style:style>
    <style:style style:name="T37" style:family="text">
      <style:text-properties officeooo:rsid="00194dc0"/>
    </style:style>
    <style:style style:name="T38" style:family="text">
      <style:text-properties officeooo:rsid="0019768e"/>
    </style:style>
    <style:style style:name="T39" style:family="text">
      <style:text-properties officeooo:rsid="001cd860"/>
    </style:style>
    <style:style style:name="T40" style:family="text">
      <style:text-properties officeooo:rsid="001de225"/>
    </style:style>
    <style:style style:name="T41" style:family="text">
      <style:text-properties officeooo:rsid="00207472"/>
    </style:style>
    <style:style style:name="T42" style:family="text">
      <style:text-properties officeooo:rsid="0022a0ab"/>
    </style:style>
    <style:style style:name="T43" style:family="text">
      <style:text-properties officeooo:rsid="0026e72e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275140"/>
    </style:style>
    <style:style style:name="T46" style:family="text">
      <style:text-properties officeooo:rsid="0029d2a5"/>
    </style:style>
    <style:style style:name="T47" style:family="text">
      <style:text-properties officeooo:rsid="002dac0e"/>
    </style:style>
    <style:style style:name="T48" style:family="text">
      <style:text-properties officeooo:rsid="00320e88"/>
    </style:style>
    <style:style style:name="T49" style:family="text">
      <style:text-properties officeooo:rsid="003296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kacja prezentuje listę notatek w formie RecyclerView. Dane są w bazie (komponent Room). Notatki możemy dodawać i usuwać. Wszystko jest w oparciu o strukturę MVVM</text:p>
      <text:p text:style-name="P1">Projekt : Note MVVM</text:p>
      <text:p text:style-name="P1">Źródła: </text:p>
      <text:p text:style-name="P1"><text:a xlink:type="simple" xlink:href="https://www.youtube.com/watch?v=Jwdty9jQN0E&amp;list=PLrnPJCHvNZuDihTpkRs6SpZhqgBqPU118&amp;index=2" text:style-name="Internet_20_link" text:visited-style-name="Visited_20_Internet_20_Link">https://www.youtube.com/watch?v=Jwdty9jQN0E&amp;list=PLrnPJCHvNZuDihTpkRs6SpZhqgBqPU118&amp;index=2</text:a></text:p>
      <text:p text:style-name="P1"><text:a xlink:type="simple" xlink:href="https://codinginflow.com/tutorials/android/room-viewmodel-livedata-recyclerview-mvvm/part-2-entity" text:style-name="Internet_20_link" text:visited-style-name="Visited_20_Internet_20_Link">https://codinginflow.com/tutorials/android/room-viewmodel-livedata-recyclerview-mvvm/part-2-entity</text:a></text:p>
      <text:p text:style-name="P1"/>
      <text:p text:style-name="P11">Skróty:</text:p>
      <text:p text:style-name="P11">Ctrl + B na adnotacji przenosi do dokumentacji żeby zobaczyć jak można skonstruować metodę z taką adnotacją</text:p>
      <text:p text:style-name="P48"><text:bookmark-start text:name="__DdeLink__4719_3312922949"/><text:span text:style-name="T30">Alt <text:s/>+ F6 </text:span><text:span text:style-name="T44">refactoring rename</text:span><text:bookmark-end text:name="__DdeLink__4719_3312922949"/></text:p>
      <text:p text:style-name="P1"/>
      <text:p text:style-name="P37">1. Tworzymy Encję klasa Note</text:p>
      <text:p text:style-name="P2">Dependencje do Gradle dodawane są automatycznie po wpisaniu @Entity – AS pokazuje błąd i pyta czy dodać dependencje</text:p>
      <text:p text:style-name="P2">id jako PrimaryKey autogenerated przez baze</text:p>
      <text:p text:style-name="P2">Wszystkie pola prywatne</text:p>
      <text:p text:style-name="P2">Getery do wszystkich , seter tylko do id</text:p>
      <text:p text:style-name="P2">Konstruktor z wszystkimi polami oprócz id, który jest automatycznie generowany</text:p>
      <text:p text:style-name="P2"/>
      <text:p text:style-name="P2"><text:span text:style-name="T1">@Entity</text:span><text:span text:style-name="T3">(tableName = </text:span><text:span text:style-name="T10">"note_table"</text:span><text:span text:style-name="T3">)</text:span><text:line-break/><text:span text:style-name="T12">public class </text:span><text:span text:style-name="T15">Note </text:span><text:span text:style-name="T3">{</text:span><text:line-break/><text:line-break/><text:span text:style-name="T3"> <text:s text:c="3"/></text:span><text:span text:style-name="T1">@PrimaryKey</text:span><text:span text:style-name="T3">(autoGenerate = </text:span><text:span text:style-name="T12">true</text:span><text:span text:style-name="T3">)</text:span><text:line-break/><text:span text:style-name="T3"> <text:s text:c="3"/></text:span><text:span text:style-name="T12">private int </text:span><text:span text:style-name="T19">id</text:span><text:span text:style-name="T3">;</text:span><text:line-break/><text:span text:style-name="T3"> <text:s text:c="3"/></text:span><text:span text:style-name="T12">private </text:span><text:span text:style-name="T15">String </text:span><text:span text:style-name="T19">title</text:span><text:span text:style-name="T3">;</text:span><text:line-break/><text:span text:style-name="T3"> <text:s text:c="3"/></text:span><text:span text:style-name="T12">private </text:span><text:span text:style-name="T15">String </text:span><text:span text:style-name="T19">description</text:span><text:span text:style-name="T3">;</text:span><text:line-break/><text:span text:style-name="T3"> <text:s text:c="3"/></text:span><text:span text:style-name="T12">private int </text:span><text:span text:style-name="T19">priority</text:span><text:span text:style-name="T3">;</text:span><text:line-break/><text:line-break/><text:span text:style-name="T3"> <text:s text:c="3"/></text:span><text:span text:style-name="T12">public </text:span><text:span text:style-name="T23">Note</text:span><text:span text:style-name="T3">(</text:span><text:span text:style-name="T15">String </text:span><text:span text:style-name="T3">title, </text:span><text:span text:style-name="T15">String </text:span><text:span text:style-name="T3">description, </text:span><text:span text:style-name="T12">int </text:span><text:span text:style-name="T3">priority) {</text:span><text:line-break/><text:span text:style-name="T3"> <text:s text:c="7"/></text:span><text:span text:style-name="T12">this</text:span><text:span text:style-name="T3">.</text:span><text:span text:style-name="T19">title </text:span><text:span text:style-name="T3">= title;</text:span><text:line-break/><text:span text:style-name="T3"> <text:s text:c="7"/></text:span><text:span text:style-name="T12">this</text:span><text:span text:style-name="T3">.</text:span><text:span text:style-name="T19">description </text:span><text:span text:style-name="T3">= description;</text:span><text:line-break/><text:span text:style-name="T3"> <text:s text:c="7"/></text:span><text:span text:style-name="T12">this</text:span><text:span text:style-name="T3">.</text:span><text:span text:style-name="T19">priority </text:span><text:span text:style-name="T3">= priority;</text:span><text:line-break/><text:span text:style-name="T3"> <text:s text:c="3"/>}</text:span><text:line-break/><text:line-break/><text:span text:style-name="T3"> <text:s text:c="3"/></text:span><text:span text:style-name="T12">public int </text:span><text:span text:style-name="T23">getId</text:span><text:span text:style-name="T3">() {</text:span><text:line-break/><text:span text:style-name="T3"> <text:s text:c="7"/></text:span><text:span text:style-name="T12">return </text:span><text:span text:style-name="T19">id</text:span><text:span text:style-name="T3">;</text:span><text:line-break/><text:span text:style-name="T3"> <text:s text:c="3"/>}</text:span><text:line-break/><text:line-break/><text:span text:style-name="T3"> <text:s text:c="3"/></text:span><text:span text:style-name="T12">public </text:span><text:span text:style-name="T15">String </text:span><text:span text:style-name="T23">getTitle</text:span><text:span text:style-name="T3">() {</text:span><text:line-break/><text:span text:style-name="T3"> <text:s text:c="7"/></text:span><text:span text:style-name="T12">return </text:span><text:span text:style-name="T19">title</text:span><text:span text:style-name="T3">;</text:span><text:line-break/><text:span text:style-name="T3"> <text:s text:c="3"/>}</text:span><text:line-break/><text:line-break/><text:span text:style-name="T3"> <text:s text:c="3"/></text:span><text:span text:style-name="T12">public </text:span><text:span text:style-name="T15">String </text:span><text:span text:style-name="T23">getDescription</text:span><text:span text:style-name="T3">() {</text:span><text:line-break/><text:span text:style-name="T3"> <text:s text:c="7"/></text:span><text:span text:style-name="T12">return </text:span><text:span text:style-name="T19">description</text:span><text:span text:style-name="T3">;</text:span><text:line-break/><text:span text:style-name="T3"> <text:s text:c="3"/>}</text:span><text:line-break/><text:line-break/><text:span text:style-name="T3"> <text:s text:c="3"/></text:span><text:span text:style-name="T12">public int </text:span><text:span text:style-name="T23">getPriority</text:span><text:span text:style-name="T3">() {</text:span><text:line-break/><text:span text:style-name="T3"> <text:s text:c="7"/></text:span><text:span text:style-name="T12">return </text:span><text:span text:style-name="T19">priority</text:span><text:span text:style-name="T3">;</text:span><text:line-break/><text:span text:style-name="T3"> <text:s text:c="3"/>}</text:span><text:line-break/><text:line-break/><text:span text:style-name="T3"> <text:s text:c="3"/></text:span><text:span text:style-name="T12">public void </text:span><text:span text:style-name="T23">setId</text:span><text:span text:style-name="T3">(</text:span><text:span text:style-name="T12">int </text:span><text:span text:style-name="T3">id) {</text:span><text:line-break/><text:span text:style-name="T3"> <text:s text:c="7"/></text:span><text:span text:style-name="T12">this</text:span><text:span text:style-name="T3">.</text:span><text:span text:style-name="T19">id </text:span><text:span text:style-name="T3">= id;</text:span><text:line-break/><text:span text:style-name="T3"> <text:s text:c="3"/>}</text:span><text:line-break/><text:span text:style-name="T3">}</text:span></text:p>
      <text:p text:style-name="P2"/>
      <text:p text:style-name="P4">2. Tworzymy interfeis DAO – NoteDao</text:p>
      <text:p text:style-name="P3">Interfejs wystarczy bo Room sam wygeneruje resztę</text:p>
      <text:p text:style-name="P3">Normalnie tworzymy jedne dao dla każdej encji, ale to jest ogólna reguła i zależy to od przypadku.</text:p>
      <text:p text:style-name="P3"><text:soft-page-break/>Nie definiujemy co poszczególne klasy robią. Dodajemy tylko adnotacje do metody a Room sam wygeneruje kod.</text:p>
      <text:p text:style-name="P3"><text:span text:style-name="T1">@Dao</text:span><text:line-break/><text:span text:style-name="T12">public interface </text:span><text:span text:style-name="T15">NoteDao </text:span><text:span text:style-name="T3">{</text:span><text:line-break/><text:span text:style-name="T3"> <text:s text:c="3"/></text:span><text:span text:style-name="T1">@Insert</text:span><text:line-break/><text:span text:style-name="T1"> <text:s text:c="3"/></text:span><text:span text:style-name="T12">void </text:span><text:span text:style-name="T23">insert</text:span><text:span text:style-name="T3">(</text:span><text:span text:style-name="T15">Note </text:span><text:span text:style-name="T3">note);</text:span><text:line-break/><text:span text:style-name="T3"> <text:s text:c="3"/></text:span><text:span text:style-name="T1">@Update</text:span><text:line-break/><text:span text:style-name="T1"> <text:s text:c="3"/></text:span><text:span text:style-name="T12">void </text:span><text:span text:style-name="T23">update</text:span><text:span text:style-name="T3">(</text:span><text:span text:style-name="T15">Note </text:span><text:span text:style-name="T3">note);</text:span><text:line-break/><text:span text:style-name="T3"> <text:s text:c="3"/></text:span><text:span text:style-name="T1">@Delete</text:span><text:line-break/><text:span text:style-name="T1"> <text:s text:c="3"/></text:span><text:span text:style-name="T12">void </text:span><text:span text:style-name="T23">delete</text:span><text:span text:style-name="T3">(</text:span><text:span text:style-name="T15">Note </text:span><text:span text:style-name="T3">note);</text:span><text:line-break/><text:span text:style-name="T3"> <text:s text:c="3"/></text:span><text:span text:style-name="T1">@Query</text:span><text:span text:style-name="T3">(</text:span><text:span text:style-name="T10">"DELETE FROM note_table"</text:span><text:span text:style-name="T3">)</text:span><text:line-break/><text:span text:style-name="T3"> <text:s text:c="3"/></text:span><text:span text:style-name="T12">void </text:span><text:span text:style-name="T23">deleteAllNotes</text:span><text:span text:style-name="T3">();</text:span><text:line-break/><text:span text:style-name="T3"> <text:s text:c="3"/></text:span><text:line-break/><text:span text:style-name="T3"> <text:s text:c="3"/></text:span><text:span text:style-name="T26">//LiveData posiada observer co pozwala obserwować zmiany w tabeli na bierząco</text:span><text:line-break/><text:span text:style-name="T26"> <text:s text:c="3"/></text:span><text:span text:style-name="T1">@Query</text:span><text:span text:style-name="T3">(</text:span><text:span text:style-name="T10">"SELECT * FROM note_table ORDER BY priority DESC"</text:span><text:span text:style-name="T3">)</text:span><text:line-break/><text:span text:style-name="T3"> <text:s text:c="3"/></text:span><text:span text:style-name="T15">LiveData</text:span><text:span text:style-name="T3">&lt;</text:span><text:span text:style-name="T15">List</text:span><text:span text:style-name="T3">&lt;</text:span><text:span text:style-name="T15">Note</text:span><text:span text:style-name="T3">&gt;&gt; </text:span><text:span text:style-name="T23">getAllNotes</text:span><text:span text:style-name="T3">();</text:span><text:line-break/><text:span text:style-name="T3">}</text:span></text:p>
      <text:p text:style-name="P3"/>
      <text:p text:style-name="P12"><text:span text:style-name="T30">4. Tworzymy abstrakcyjną klasę bazodanową NoteDatabase, która jest singletonem i dostarcza</text:span> obiekt klasy bazodanowej oraz dostęp do Dao.</text:p>
      <text:p text:style-name="P12"><text:span text:style-name="T1">@Database</text:span><text:span text:style-name="T3">(entities = </text:span><text:span text:style-name="T15">Note</text:span><text:span text:style-name="T3">.</text:span><text:span text:style-name="T12">class</text:span><text:span text:style-name="T3">, version = </text:span><text:span text:style-name="T28">1</text:span><text:span text:style-name="T3">)</text:span><text:line-break/><text:span text:style-name="T12">public abstract class </text:span><text:span text:style-name="T15">NoteDatabase </text:span><text:span text:style-name="T12">extends </text:span><text:span text:style-name="T15">RoomDatabase </text:span><text:span text:style-name="T3">{</text:span><text:line-break/><text:line-break/><text:span text:style-name="T3"> <text:s text:c="3"/></text:span><text:span text:style-name="T12">private static </text:span><text:span text:style-name="T15">NoteDatabase </text:span><text:span text:style-name="T21">instance</text:span><text:span text:style-name="T3">;</text:span><text:line-break/><text:line-break/><text:span text:style-name="T3"> <text:s text:c="3"/></text:span><text:span text:style-name="T12">public abstract </text:span><text:span text:style-name="T15">NoteDao </text:span><text:span text:style-name="T23">noteDao</text:span><text:span text:style-name="T3">();</text:span><text:line-break/><text:line-break/><text:span text:style-name="T3"> <text:s text:c="3"/></text:span><text:span text:style-name="T12">public static synchronized </text:span><text:span text:style-name="T15">NoteDatabase </text:span><text:span text:style-name="T23">getInstance</text:span><text:span text:style-name="T3">(</text:span><text:span text:style-name="T15">Context </text:span><text:span text:style-name="T3">context) {</text:span><text:line-break/><text:span text:style-name="T3"> <text:s text:c="7"/></text:span><text:span text:style-name="T12">if </text:span><text:span text:style-name="T3">(</text:span><text:span text:style-name="T21">instance </text:span><text:span text:style-name="T3">== </text:span><text:span text:style-name="T12">null</text:span><text:span text:style-name="T3">) {</text:span><text:line-break/><text:span text:style-name="T3"> <text:s text:c="11"/></text:span><text:span text:style-name="T21">instance </text:span><text:span text:style-name="T3">= </text:span><text:span text:style-name="T15">Room</text:span><text:span text:style-name="T3">.</text:span><text:span text:style-name="T7">databaseBuilder</text:span><text:span text:style-name="T3">(context.getApplicationContext(),</text:span><text:line-break/><text:span text:style-name="T3"> <text:s text:c="19"/></text:span><text:span text:style-name="T15">NoteDatabase</text:span><text:span text:style-name="T3">.</text:span><text:span text:style-name="T12">class</text:span><text:span text:style-name="T3">, </text:span><text:span text:style-name="T10">"note_database"</text:span><text:span text:style-name="T3">).fallbackToDestructiveMigration().build();</text:span><text:line-break/><text:span text:style-name="T3"> <text:s text:c="7"/>}</text:span><text:line-break/><text:span text:style-name="T3"> <text:s text:c="7"/></text:span><text:span text:style-name="T12">return </text:span><text:span text:style-name="T21">instance</text:span><text:span text:style-name="T3">;</text:span><text:line-break/><text:span text:style-name="T3"> <text:s text:c="3"/>}</text:span><text:line-break/><text:span text:style-name="T3">}</text:span></text:p>
      <text:p text:style-name="P12"/>
      <text:p text:style-name="P5">Czyli baza danych Room składa się z :</text:p>
      <text:p text:style-name="P12">1. Encji. (klasa z adnotacją Entity - <text:span text:style-name="T33">Note</text:span>)</text:p>
      <text:p text:style-name="P12">2. DAO do każdej encji (klasa abstrakcyjna <text:span text:style-name="T33">NoteDao</text:span>)</text:p>
      <text:p text:style-name="P12">3. Singletona dostarczającego obiekt bazy danych ( klasa abstrakcyjna <text:span text:style-name="T33">NoteDatabase</text:span>)</text:p>
      <text:p text:style-name="P3"/>
      <text:p text:style-name="P13"><text:span text:style-name="T30">5. Tworzymy klasę repozytorium (Repository) która pośredniczy</text:span> pomiędzy bazą danych Room a ViewModelem. Klasa repozytorium może zaciągać dane z różnych źródeł np. z API, internetu…</text:p>
      <text:p text:style-name="P13"/>
      <text:p text:style-name="P13"><text:span text:style-name="T12">public class </text:span><text:span text:style-name="T15">NoteRepository </text:span><text:span text:style-name="T3">{</text:span><text:line-break/><text:span text:style-name="T3"> <text:s text:c="3"/></text:span><text:span text:style-name="T12">private </text:span><text:span text:style-name="T15">NoteDao </text:span><text:span text:style-name="T19">noteDao</text:span><text:span text:style-name="T3">;</text:span><text:line-break/><text:span text:style-name="T3"> <text:s text:c="3"/></text:span><text:span text:style-name="T12">private </text:span><text:span text:style-name="T15">LiveData</text:span><text:span text:style-name="T3">&lt;</text:span><text:span text:style-name="T15">List</text:span><text:span text:style-name="T3">&lt;</text:span><text:span text:style-name="T15">Note</text:span><text:span text:style-name="T3">&gt;&gt; </text:span><text:span text:style-name="T19">allNotes</text:span><text:span text:style-name="T3">;</text:span><text:line-break/><text:tab/><text:line-break/><text:span text:style-name="T3"> <text:s text:c="3"/></text:span><text:span text:style-name="T12">public </text:span><text:span text:style-name="T23">NoteRepository</text:span><text:span text:style-name="T3">(</text:span><text:span text:style-name="T15">Application </text:span><text:span text:style-name="T3">application) {</text:span><text:line-break/><text:span text:style-name="T3"> <text:s text:c="7"/></text:span><text:span text:style-name="T15">NoteDatabase database </text:span><text:span text:style-name="T3">= </text:span><text:span text:style-name="T15">NoteDatabase</text:span><text:span text:style-name="T3">.</text:span><text:span text:style-name="T7">getInstance</text:span><text:span text:style-name="T3">(application);</text:span><text:line-break/><text:span text:style-name="T3"> <text:s text:c="7"/></text:span><text:span text:style-name="T19">noteDao </text:span><text:span text:style-name="T3">= </text:span><text:span text:style-name="T15">database</text:span><text:span text:style-name="T3">.noteDao();</text:span><text:line-break/><text:span text:style-name="T3"> <text:s text:c="7"/></text:span><text:span text:style-name="T19">allNotes </text:span><text:span text:style-name="T3">= </text:span><text:span text:style-name="T19">noteDao</text:span><text:span text:style-name="T3">.getAllNotes();</text:span><text:line-break/><text:span text:style-name="T3"> <text:s text:c="3"/>}</text:span><text:line-break/><text:line-break/><text:span text:style-name="T3"> <text:s text:c="3"/></text:span><text:span text:style-name="T12">public void </text:span><text:span text:style-name="T23">insert</text:span><text:span text:style-name="T3">(</text:span><text:span text:style-name="T15">Note </text:span><text:span text:style-name="T3">note){</text:span><text:line-break/><text:span text:style-name="T3"> <text:s text:c="7"/></text:span><text:span text:style-name="T12">new </text:span><text:span text:style-name="T3">InsertNoteAsyncTask(</text:span><text:span text:style-name="T19">noteDao</text:span><text:span text:style-name="T3">).execute(note);</text:span><text:line-break/><text:span text:style-name="T3"> <text:s text:c="3"/>}</text:span><text:line-break/><text:span text:style-name="T3"> <text:s text:c="3"/></text:span><text:span text:style-name="T12">public void </text:span><text:span text:style-name="T23">update</text:span><text:span text:style-name="T3">(</text:span><text:span text:style-name="T15">Note </text:span><text:span text:style-name="T3">note){</text:span><text:line-break/><text:span text:style-name="T3"> <text:s text:c="7"/></text:span><text:span text:style-name="T12">new </text:span><text:span text:style-name="T3">UpdateNoteAsyncTask(</text:span><text:span text:style-name="T19">noteDao</text:span><text:span text:style-name="T3">).execute(note);</text:span><text:line-break/><text:span text:style-name="T3"> <text:s text:c="3"/>}</text:span><text:line-break/><text:span text:style-name="T3"> <text:s text:c="3"/></text:span><text:span text:style-name="T12">public void </text:span><text:span text:style-name="T23">delete</text:span><text:span text:style-name="T3">(</text:span><text:span text:style-name="T15">Note </text:span><text:span text:style-name="T3">note){</text:span><text:line-break/><text:span text:style-name="T3"> <text:s text:c="7"/></text:span><text:span text:style-name="T12">new </text:span><text:span text:style-name="T3">DeleteNoteAsyncTask(</text:span><text:span text:style-name="T19">noteDao</text:span><text:span text:style-name="T3">).execute(note);</text:span><text:line-break/><text:span text:style-name="T3"> <text:s text:c="3"/>}</text:span><text:line-break/><text:soft-page-break/><text:span text:style-name="T3"> <text:s text:c="3"/></text:span><text:span text:style-name="T12">public void </text:span><text:span text:style-name="T23">deleteAllNotes</text:span><text:span text:style-name="T3">(){</text:span><text:line-break/><text:span text:style-name="T3"> <text:s text:c="7"/></text:span><text:span text:style-name="T12">new </text:span><text:span text:style-name="T3">DeleteNoteAsyncTask(</text:span><text:span text:style-name="T19">noteDao</text:span><text:span text:style-name="T3">).execute();</text:span><text:line-break/><text:span text:style-name="T3"> <text:s text:c="3"/>}</text:span><text:line-break/><text:span text:style-name="T3"> <text:s text:c="3"/></text:span><text:span text:style-name="T12">public </text:span><text:span text:style-name="T15">LiveData</text:span><text:span text:style-name="T3">&lt;</text:span><text:span text:style-name="T15">List</text:span><text:span text:style-name="T3">&lt;</text:span><text:span text:style-name="T15">Note</text:span><text:span text:style-name="T3">&gt;&gt; </text:span><text:span text:style-name="T23">getAllNotes</text:span><text:span text:style-name="T3">(){</text:span><text:line-break/><text:span text:style-name="T3"> <text:s text:c="7"/></text:span><text:span text:style-name="T12">return this</text:span><text:span text:style-name="T3">.</text:span><text:span text:style-name="T19">allNotes</text:span><text:span text:style-name="T3">;</text:span><text:line-break/><text:span text:style-name="T3"> <text:s text:c="3"/>}</text:span><text:line-break/><text:line-break/><text:span text:style-name="T3"> <text:s text:c="3"/></text:span><text:span text:style-name="T12">private static class </text:span><text:span text:style-name="T15">InsertNoteAsyncTask </text:span><text:span text:style-name="T12">extends </text:span><text:span text:style-name="T15">AsyncTask</text:span><text:span text:style-name="T3">&lt;</text:span><text:span text:style-name="T15">Note</text:span><text:span text:style-name="T3">,</text:span><text:span text:style-name="T15">Void</text:span><text:span text:style-name="T3">,</text:span><text:span text:style-name="T15">Void</text:span><text:span text:style-name="T3">&gt;{</text:span><text:line-break/><text:span text:style-name="T3"> <text:s text:c="7"/></text:span><text:span text:style-name="T12">private </text:span><text:span text:style-name="T15">NoteDao </text:span><text:span text:style-name="T19">noteDao</text:span><text:span text:style-name="T3">;</text:span><text:line-break/><text:line-break/><text:span text:style-name="T3"> <text:s text:c="7"/></text:span><text:span text:style-name="T12">public </text:span><text:span text:style-name="T23">InsertNoteAsyncTask</text:span><text:span text:style-name="T3">(</text:span><text:span text:style-name="T15">NoteDao </text:span><text:span text:style-name="T3">noteDao) {</text:span><text:line-break/><text:span text:style-name="T3"> <text:s text:c="11"/></text:span><text:span text:style-name="T12">this</text:span><text:span text:style-name="T3">.</text:span><text:span text:style-name="T19">noteDao </text:span><text:span text:style-name="T3">= noteDao;</text:span><text:line-break/><text:span text:style-name="T3"> <text:s text:c="7"/>}</text:span><text:line-break/><text:line-break/><text:span text:style-name="T3"> <text:s text:c="7"/></text:span><text:span text:style-name="T1">@Override</text:span><text:line-break/><text:span text:style-name="T1"> <text:s text:c="7"/></text:span><text:span text:style-name="T12">protected </text:span><text:span text:style-name="T15">Void </text:span><text:span text:style-name="T23">doInBackground</text:span><text:span text:style-name="T3">(</text:span><text:span text:style-name="T15">Note</text:span><text:span text:style-name="T3">... notes) {</text:span><text:line-break/><text:span text:style-name="T3"> <text:s text:c="11"/></text:span><text:span text:style-name="T19">noteDao</text:span><text:span text:style-name="T3">.insert(notes[</text:span><text:span text:style-name="T28">0</text:span><text:span text:style-name="T3">]);</text:span><text:line-break/><text:span text:style-name="T3"> <text:s text:c="11"/></text:span><text:span text:style-name="T12">return null</text:span><text:span text:style-name="T3">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2">private static class </text:span><text:span text:style-name="T15">UpdateNoteAsyncTask </text:span><text:span text:style-name="T12">extends </text:span><text:span text:style-name="T15">AsyncTask</text:span><text:span text:style-name="T3">&lt;</text:span><text:span text:style-name="T15">Note</text:span><text:span text:style-name="T3">,</text:span><text:span text:style-name="T15">Void</text:span><text:span text:style-name="T3">,</text:span><text:span text:style-name="T15">Void</text:span><text:span text:style-name="T3">&gt;{</text:span><text:line-break/><text:span text:style-name="T3"> <text:s text:c="7"/></text:span><text:span text:style-name="T12">private </text:span><text:span text:style-name="T15">NoteDao </text:span><text:span text:style-name="T19">noteDao</text:span><text:span text:style-name="T3">;</text:span><text:line-break/><text:line-break/><text:span text:style-name="T3"> <text:s text:c="7"/></text:span><text:span text:style-name="T12">public </text:span><text:span text:style-name="T23">UpdateNoteAsyncTask</text:span><text:span text:style-name="T3">(</text:span><text:span text:style-name="T15">NoteDao </text:span><text:span text:style-name="T3">noteDao) {</text:span><text:line-break/><text:span text:style-name="T3"> <text:s text:c="11"/></text:span><text:span text:style-name="T12">this</text:span><text:span text:style-name="T3">.</text:span><text:span text:style-name="T19">noteDao </text:span><text:span text:style-name="T3">= noteDao;</text:span><text:line-break/><text:span text:style-name="T3"> <text:s text:c="7"/>}</text:span><text:line-break/><text:line-break/><text:span text:style-name="T3"> <text:s text:c="7"/></text:span><text:span text:style-name="T1">@Override</text:span><text:line-break/><text:span text:style-name="T1"> <text:s text:c="7"/></text:span><text:span text:style-name="T12">protected </text:span><text:span text:style-name="T15">Void </text:span><text:span text:style-name="T23">doInBackground</text:span><text:span text:style-name="T3">(</text:span><text:span text:style-name="T15">Note</text:span><text:span text:style-name="T3">... notes) {</text:span><text:line-break/><text:span text:style-name="T3"> <text:s text:c="11"/></text:span><text:span text:style-name="T19">noteDao</text:span><text:span text:style-name="T3">.update(notes[</text:span><text:span text:style-name="T28">0</text:span><text:span text:style-name="T3">]);</text:span><text:line-break/><text:span text:style-name="T3"> <text:s text:c="11"/></text:span><text:span text:style-name="T12">return null</text:span><text:span text:style-name="T3">;</text:span><text:line-break/><text:span text:style-name="T3"> <text:s text:c="7"/>}</text:span><text:line-break/><text:span text:style-name="T3"> <text:s text:c="3"/>}</text:span><text:line-break/><text:span text:style-name="T3"> <text:s text:c="3"/></text:span><text:span text:style-name="T12">private static class </text:span><text:span text:style-name="T15">DeleteNoteAsyncTask </text:span><text:span text:style-name="T12">extends </text:span><text:span text:style-name="T15">AsyncTask</text:span><text:span text:style-name="T3">&lt;</text:span><text:span text:style-name="T15">Note</text:span><text:span text:style-name="T3">,</text:span><text:span text:style-name="T15">Void</text:span><text:span text:style-name="T3">,</text:span><text:span text:style-name="T15">Void</text:span><text:span text:style-name="T3">&gt;{</text:span><text:line-break/><text:span text:style-name="T3"> <text:s text:c="7"/></text:span><text:span text:style-name="T12">private </text:span><text:span text:style-name="T15">NoteDao </text:span><text:span text:style-name="T19">noteDao</text:span><text:span text:style-name="T3">;</text:span><text:line-break/><text:line-break/><text:span text:style-name="T3"> <text:s text:c="7"/></text:span><text:span text:style-name="T12">public </text:span><text:span text:style-name="T23">DeleteNoteAsyncTask</text:span><text:span text:style-name="T3">(</text:span><text:span text:style-name="T15">NoteDao </text:span><text:span text:style-name="T3">noteDao) {</text:span><text:line-break/><text:span text:style-name="T3"> <text:s text:c="11"/></text:span><text:span text:style-name="T12">this</text:span><text:span text:style-name="T3">.</text:span><text:span text:style-name="T19">noteDao </text:span><text:span text:style-name="T3">= noteDao;</text:span><text:line-break/><text:span text:style-name="T3"> <text:s text:c="7"/>}</text:span><text:line-break/><text:line-break/><text:span text:style-name="T3"> <text:s text:c="7"/></text:span><text:span text:style-name="T1">@Override</text:span><text:line-break/><text:span text:style-name="T1"> <text:s text:c="7"/></text:span><text:span text:style-name="T12">protected </text:span><text:span text:style-name="T15">Void </text:span><text:span text:style-name="T23">doInBackground</text:span><text:span text:style-name="T3">(</text:span><text:span text:style-name="T15">Note</text:span><text:span text:style-name="T3">... notes) {</text:span><text:line-break/><text:span text:style-name="T3"> <text:s text:c="11"/></text:span><text:span text:style-name="T19">noteDao</text:span><text:span text:style-name="T3">.delete(notes[</text:span><text:span text:style-name="T28">0</text:span><text:span text:style-name="T3">]);</text:span><text:line-break/><text:span text:style-name="T3"> <text:s text:c="11"/></text:span><text:span text:style-name="T12">return null</text:span><text:span text:style-name="T3">;</text:span><text:line-break/><text:span text:style-name="T3"> <text:s text:c="7"/>}</text:span><text:line-break/><text:span text:style-name="T3"> <text:s text:c="3"/>}</text:span><text:line-break/><text:span text:style-name="T3"> <text:s text:c="3"/></text:span><text:span text:style-name="T12">private static class </text:span><text:span text:style-name="T15">DeleteAllNotesAsyncTask </text:span><text:span text:style-name="T12">extends </text:span><text:span text:style-name="T15">AsyncTask</text:span><text:span text:style-name="T3">&lt;</text:span><text:span text:style-name="T15">Void</text:span><text:span text:style-name="T3">,</text:span><text:span text:style-name="T15">Void</text:span><text:span text:style-name="T3">,</text:span><text:span text:style-name="T15">Void</text:span><text:span text:style-name="T3">&gt;{</text:span><text:line-break/><text:span text:style-name="T3"> <text:s text:c="7"/></text:span><text:span text:style-name="T12">private </text:span><text:span text:style-name="T15">NoteDao </text:span><text:span text:style-name="T19">noteDao</text:span><text:span text:style-name="T3">;</text:span><text:line-break/><text:line-break/><text:span text:style-name="T3"> <text:s text:c="7"/></text:span><text:span text:style-name="T12">public </text:span><text:span text:style-name="T23">DeleteAllNotesAsyncTask</text:span><text:span text:style-name="T3">(</text:span><text:span text:style-name="T15">NoteDao </text:span><text:span text:style-name="T3">noteDao) {</text:span><text:line-break/><text:span text:style-name="T3"> <text:s text:c="11"/></text:span><text:span text:style-name="T12">this</text:span><text:span text:style-name="T3">.</text:span><text:span text:style-name="T19">noteDao </text:span><text:span text:style-name="T3">= noteDao;</text:span><text:line-break/><text:span text:style-name="T3"> <text:s text:c="7"/>}</text:span><text:line-break/><text:line-break/><text:span text:style-name="T3"> <text:s text:c="7"/></text:span><text:span text:style-name="T1">@Override</text:span><text:line-break/><text:span text:style-name="T1"> <text:s text:c="7"/></text:span><text:span text:style-name="T12">protected </text:span><text:span text:style-name="T15">Void </text:span><text:span text:style-name="T23">doInBackground</text:span><text:span text:style-name="T3">(</text:span><text:span text:style-name="T15">Void</text:span><text:span text:style-name="T3">... voids) {</text:span><text:line-break/><text:span text:style-name="T3"> <text:s text:c="11"/></text:span><text:span text:style-name="T19">noteDao</text:span><text:span text:style-name="T3">.deleteAllNotes();</text:span><text:line-break/><text:span text:style-name="T3"> <text:s text:c="11"/></text:span><text:span text:style-name="T12">return null</text:span><text:span text:style-name="T3">;</text:span><text:line-break/><text:span text:style-name="T3"> <text:s text:c="7"/>}</text:span><text:line-break/><text:span text:style-name="T3"> <text:s text:c="3"/>}</text:span><text:line-break/><text:span text:style-name="T3">}</text:span></text:p>
      <text:p text:style-name="P13"/>
      <text:p text:style-name="P13"/>
      <text:p text:style-name="P15"><text:soft-page-break/>W konstruktorze jest tworzona instancja klasy bazy danych (NoteDatabase) i z niej tworzony jest NoteDao, które jest potrzebne do wszystkich operacji wewnątrz tej klasy:</text:p>
      <text:p text:style-name="P14"><text:span text:style-name="T3"><text:s/></text:span><text:span text:style-name="T12">public </text:span><text:span text:style-name="T23">NoteRepository</text:span><text:span text:style-name="T3">(</text:span><text:span text:style-name="T15">Application </text:span><text:span text:style-name="T3">application) {</text:span><text:line-break/><text:span text:style-name="T3"> <text:s text:c="7"/></text:span><text:span text:style-name="T15">NoteDatabase database </text:span><text:span text:style-name="T3">= </text:span><text:span text:style-name="T15">NoteDatabase</text:span><text:span text:style-name="T3">.</text:span><text:span text:style-name="T7">getInstance</text:span><text:span text:style-name="T3">(application);</text:span><text:line-break/><text:span text:style-name="T3"> <text:s text:c="7"/></text:span><text:span text:style-name="T19">noteDao </text:span><text:span text:style-name="T3">= </text:span><text:span text:style-name="T15">database</text:span><text:span text:style-name="T3">.noteDao();</text:span><text:line-break/><text:span text:style-name="T3"> <text:s text:c="7"/></text:span><text:span text:style-name="T19">allNotes </text:span><text:span text:style-name="T3">= </text:span><text:span text:style-name="T19">noteDao</text:span><text:span text:style-name="T3">.getAllNotes();</text:span><text:line-break/><text:span text:style-name="T3"> <text:s text:c="3"/>}</text:span></text:p>
      <text:p text:style-name="P13"/>
      <text:p text:style-name="P15">Klasa repozytorium ma zmapowane wszystkie metody operacji na bazie danych(insert, update…) i użyte w osobnych taskach asynchronicznych za pomocą Dao.</text:p>
      <text:p text:style-name="P15"/>
      <text:p text:style-name="P16"><text:span text:style-name="T30">6. W klasie bazy danych NoteDatabase możemy dodać metodę addCallback która w obiekcie </text:span>Callback wypełnia bazę danych jakimiś początkowymi danymi.</text:p>
      <text:p text:style-name="P16"/>
      <text:p text:style-name="P16"><text:span text:style-name="T21">instance </text:span><text:span text:style-name="T3">= </text:span><text:span text:style-name="T15">Room</text:span><text:span text:style-name="T3">.</text:span><text:span text:style-name="T7">databaseBuilder</text:span><text:span text:style-name="T3">(context.getApplicationContext(),</text:span><text:line-break/><text:span text:style-name="T3"> <text:s text:c="7"/></text:span><text:span text:style-name="T15">NoteDatabase</text:span><text:span text:style-name="T3">.</text:span><text:span text:style-name="T12">class</text:span><text:span text:style-name="T3">, </text:span><text:span text:style-name="T10">"note_database"</text:span><text:span text:style-name="T3">)</text:span><text:line-break/><text:span text:style-name="T3"> <text:s text:c="7"/>.fallbackToDestructiveMigration()</text:span><text:line-break/><text:span text:style-name="T3"> <text:s text:c="7"/>.addCallback(</text:span><text:span text:style-name="T21">roomCallback</text:span><text:span text:style-name="T3">) </text:span><text:span text:style-name="T26">// wywołujemy obiekt roomCallback który wypełnia jednorazowa bazę danych przy tworzeniu jej</text:span><text:line-break/><text:span text:style-name="T26"> <text:s text:c="7"/></text:span><text:span text:style-name="T3">.build();</text:span></text:p>
      <text:p text:style-name="P16"/>
      <text:p text:style-name="P16"/>
      <text:p text:style-name="P16">Obydwie klasy statyczne potrzebne są do wypełnienia początkowego bazy danych.</text:p>
      <text:p text:style-name="P16"/>
      <text:p text:style-name="P16"><text:span text:style-name="T26">//Wypełniamy nowo utworzoną bazę danych danymi, żeby nie była pusta na starcie.</text:span><text:line-break/><text:span text:style-name="T12">private static </text:span><text:span text:style-name="T15">RoomDatabase</text:span><text:span text:style-name="T3">.</text:span><text:span text:style-name="T15">Callback </text:span><text:span text:style-name="T21">roomCallback </text:span><text:span text:style-name="T3">= </text:span><text:span text:style-name="T12">new </text:span><text:span text:style-name="T15">RoomDatabase</text:span><text:span text:style-name="T3">.</text:span><text:span text:style-name="T15">Callback</text:span><text:span text:style-name="T3">(){</text:span><text:line-break/><text:span text:style-name="T3"> <text:s text:c="3"/></text:span><text:span text:style-name="T26">//Ctrl+ o pokazuje wszystkie metody do nadpisania</text:span><text:line-break/><text:span text:style-name="T26"> <text:s text:c="3"/></text:span><text:span text:style-name="T1">@Override</text:span><text:line-break/><text:span text:style-name="T1"> <text:s text:c="3"/></text:span><text:span text:style-name="T12">public void </text:span><text:span text:style-name="T23">onCreate</text:span><text:span text:style-name="T3">(</text:span><text:span text:style-name="T1">@NonNull </text:span><text:span text:style-name="T15">SupportSQLiteDatabase </text:span><text:span text:style-name="T3">db) {</text:span><text:line-break/><text:span text:style-name="T3"> <text:s text:c="7"/></text:span><text:span text:style-name="T12">super</text:span><text:span text:style-name="T3">.onCreate(db);</text:span><text:line-break/><text:span text:style-name="T3"> <text:s text:c="7"/></text:span><text:span text:style-name="T12">new </text:span><text:span text:style-name="T3">PopulateDbAsyncTask(</text:span><text:span text:style-name="T21">instance</text:span><text:span text:style-name="T3">).execute();</text:span><text:line-break/><text:span text:style-name="T3"> <text:s text:c="3"/>}</text:span><text:line-break/><text:span text:style-name="T3">};</text:span><text:line-break/><text:line-break/><text:span text:style-name="T26">//Klasa która asynchronichnie wypełnia bazę danych</text:span><text:line-break/><text:span text:style-name="T12">private static class </text:span><text:span text:style-name="T15">PopulateDbAsyncTask </text:span><text:span text:style-name="T12">extends </text:span><text:span text:style-name="T15">AsyncTask</text:span><text:span text:style-name="T3">&lt;</text:span><text:span text:style-name="T15">Void</text:span><text:span text:style-name="T3">,</text:span><text:span text:style-name="T15">Void</text:span><text:span text:style-name="T3">,</text:span><text:span text:style-name="T15">Void</text:span><text:span text:style-name="T3">&gt;{</text:span><text:line-break/><text:span text:style-name="T3"> <text:s text:c="3"/></text:span><text:span text:style-name="T12">private </text:span><text:span text:style-name="T15">NoteDao </text:span><text:span text:style-name="T19">noteDao</text:span><text:span text:style-name="T3">;</text:span><text:line-break/><text:line-break/><text:span text:style-name="T3"> <text:s text:c="3"/></text:span><text:span text:style-name="T12">public </text:span><text:span text:style-name="T23">PopulateDbAsyncTask</text:span><text:span text:style-name="T3">(</text:span><text:span text:style-name="T15">NoteDatabase </text:span><text:span text:style-name="T3">noteDatabase) {</text:span><text:line-break/><text:span text:style-name="T3"> <text:s text:c="7"/></text:span><text:span text:style-name="T12">this</text:span><text:span text:style-name="T3">.</text:span><text:span text:style-name="T19">noteDao </text:span><text:span text:style-name="T3">= noteDatabase.noteDao();</text:span><text:line-break/><text:span text:style-name="T3"> <text:s text:c="3"/>}</text:span><text:line-break/><text:line-break/><text:span text:style-name="T3"> <text:s text:c="3"/></text:span><text:span text:style-name="T1">@Override</text:span><text:line-break/><text:span text:style-name="T1"> <text:s text:c="3"/></text:span><text:span text:style-name="T12">protected </text:span><text:span text:style-name="T15">Void </text:span><text:span text:style-name="T23">doInBackground</text:span><text:span text:style-name="T3">(</text:span><text:span text:style-name="T15">Void</text:span><text:span text:style-name="T3">... voids) {</text:span><text:line-break/><text:span text:style-name="T3"> <text:s text:c="7"/></text:span><text:span text:style-name="T19">noteDao</text:span><text:span text:style-name="T3">.insert(</text:span><text:span text:style-name="T12">new </text:span><text:span text:style-name="T3">Note(</text:span><text:span text:style-name="T10">"Title 1"</text:span><text:span text:style-name="T3">, </text:span><text:span text:style-name="T10">"Description 1"</text:span><text:span text:style-name="T3">, </text:span><text:span text:style-name="T28">1</text:span><text:span text:style-name="T3">));</text:span><text:line-break/><text:span text:style-name="T3"> <text:s text:c="7"/></text:span><text:span text:style-name="T19">noteDao</text:span><text:span text:style-name="T3">.insert(</text:span><text:span text:style-name="T12">new </text:span><text:span text:style-name="T3">Note(</text:span><text:span text:style-name="T10">"Title 2"</text:span><text:span text:style-name="T3">, </text:span><text:span text:style-name="T10">"Description 2"</text:span><text:span text:style-name="T3">, </text:span><text:span text:style-name="T28">2</text:span><text:span text:style-name="T3">));</text:span><text:line-break/><text:span text:style-name="T3"> <text:s text:c="7"/></text:span><text:span text:style-name="T19">noteDao</text:span><text:span text:style-name="T3">.insert(</text:span><text:span text:style-name="T12">new </text:span><text:span text:style-name="T3">Note(</text:span><text:span text:style-name="T10">"Title 3"</text:span><text:span text:style-name="T3">, </text:span><text:span text:style-name="T10">"Description 3"</text:span><text:span text:style-name="T3">, </text:span><text:span text:style-name="T28">3</text:span><text:span text:style-name="T3">));</text:span><text:line-break/><text:span text:style-name="T3"> <text:s text:c="7"/></text:span><text:span text:style-name="T19">noteDao</text:span><text:span text:style-name="T3">.insert(</text:span><text:span text:style-name="T12">new </text:span><text:span text:style-name="T3">Note(</text:span><text:span text:style-name="T10">"Title 4"</text:span><text:span text:style-name="T3">, </text:span><text:span text:style-name="T10">"Description 4"</text:span><text:span text:style-name="T3">, </text:span><text:span text:style-name="T28">4</text:span><text:span text:style-name="T3">));</text:span><text:line-break/><text:span text:style-name="T3"> <text:s text:c="7"/></text:span><text:span text:style-name="T12">return null</text:span><text:span text:style-name="T3">;</text:span><text:line-break/><text:span text:style-name="T3"> <text:s text:c="3"/>}</text:span><text:line-break/><text:span text:style-name="T3">}</text:span></text:p>
      <text:p text:style-name="P16"/>
      <text:p text:style-name="P16"/>
      <text:p text:style-name="P17"><text:span text:style-name="T30">7. Tworzymy klasę ViewModel która przechowuje dane przez całe życie activity albo fragmentu </text:span>i posługuje się metodami z repozytorium</text:p>
      <text:p text:style-name="P17"><text:span text:style-name="T12">public class </text:span><text:span text:style-name="T15">NoteViewModel </text:span><text:span text:style-name="T12">extends </text:span><text:span text:style-name="T15">AndroidViewModel </text:span><text:span text:style-name="T3">{</text:span><text:line-break/><text:span text:style-name="T3"> <text:s text:c="3"/></text:span><text:span text:style-name="T12">private </text:span><text:span text:style-name="T15">NoteRepository </text:span><text:span text:style-name="T19">repository</text:span><text:span text:style-name="T3">;</text:span><text:line-break/><text:span text:style-name="T3"> <text:s text:c="3"/></text:span><text:span text:style-name="T12">private </text:span><text:span text:style-name="T15">LiveData</text:span><text:span text:style-name="T3">&lt;</text:span><text:span text:style-name="T15">List</text:span><text:span text:style-name="T3">&lt;</text:span><text:span text:style-name="T15">Note</text:span><text:span text:style-name="T3">&gt;&gt; </text:span><text:span text:style-name="T19">allNotes</text:span><text:span text:style-name="T3">;</text:span><text:line-break/><text:line-break/><text:span text:style-name="T3"> <text:s text:c="3"/></text:span><text:span text:style-name="T12">public </text:span><text:span text:style-name="T23">NoteViewModel</text:span><text:span text:style-name="T3">(</text:span><text:span text:style-name="T1">@NonNull </text:span><text:span text:style-name="T15">Application </text:span><text:span text:style-name="T3">application) {</text:span><text:line-break/><text:span text:style-name="T3"> <text:s text:c="7"/></text:span><text:span text:style-name="T12">super</text:span><text:span text:style-name="T3">(application);</text:span><text:line-break/><text:span text:style-name="T3"> <text:s text:c="7"/></text:span><text:span text:style-name="T19">repository </text:span><text:span text:style-name="T3">= </text:span><text:span text:style-name="T12">new </text:span><text:span text:style-name="T3">NoteRepository(application);</text:span><text:line-break/><text:soft-page-break/><text:span text:style-name="T3"> <text:s text:c="7"/></text:span><text:span text:style-name="T19">allNotes </text:span><text:span text:style-name="T3">= </text:span><text:span text:style-name="T19">repository</text:span><text:span text:style-name="T3">.getAllNotes();</text:span><text:line-break/><text:span text:style-name="T3"> <text:s text:c="3"/>}</text:span><text:line-break/><text:line-break/><text:span text:style-name="T3"> <text:s text:c="3"/></text:span><text:span text:style-name="T12">public void </text:span><text:span text:style-name="T23">insert</text:span><text:span text:style-name="T3">(</text:span><text:span text:style-name="T15">Note </text:span><text:span text:style-name="T3">note){</text:span><text:line-break/><text:span text:style-name="T3"> <text:s text:c="7"/></text:span><text:span text:style-name="T19">repository</text:span><text:span text:style-name="T3">.insert(note);</text:span><text:line-break/><text:span text:style-name="T3"> <text:s text:c="3"/>}</text:span><text:line-break/><text:span text:style-name="T3"> <text:s text:c="3"/></text:span><text:span text:style-name="T12">public void </text:span><text:span text:style-name="T23">update</text:span><text:span text:style-name="T3">(</text:span><text:span text:style-name="T15">Note </text:span><text:span text:style-name="T3">note){</text:span><text:line-break/><text:span text:style-name="T3"> <text:s text:c="7"/></text:span><text:span text:style-name="T19">repository</text:span><text:span text:style-name="T3">.update(note);</text:span><text:line-break/><text:span text:style-name="T3"> <text:s text:c="3"/>}</text:span><text:line-break/><text:span text:style-name="T3"> <text:s text:c="3"/></text:span><text:span text:style-name="T12">public void </text:span><text:span text:style-name="T23">delete</text:span><text:span text:style-name="T3">(</text:span><text:span text:style-name="T15">Note </text:span><text:span text:style-name="T3">note){</text:span><text:line-break/><text:span text:style-name="T3"> <text:s text:c="7"/></text:span><text:span text:style-name="T19">repository</text:span><text:span text:style-name="T3">.delete(note);</text:span><text:line-break/><text:span text:style-name="T3"> <text:s text:c="3"/>}</text:span><text:line-break/><text:span text:style-name="T3"> <text:s text:c="3"/></text:span><text:span text:style-name="T12">public void </text:span><text:span text:style-name="T23">deleteAllNotes</text:span><text:span text:style-name="T3">(){</text:span><text:line-break/><text:span text:style-name="T3"> <text:s text:c="7"/></text:span><text:span text:style-name="T19">repository</text:span><text:span text:style-name="T3">.deleteAllNotes();</text:span><text:line-break/><text:span text:style-name="T3"> <text:s text:c="3"/>}</text:span><text:line-break/><text:span text:style-name="T3"> <text:s text:c="3"/></text:span><text:span text:style-name="T12">public </text:span><text:span text:style-name="T15">LiveData</text:span><text:span text:style-name="T3">&lt;</text:span><text:span text:style-name="T15">List</text:span><text:span text:style-name="T3">&lt;</text:span><text:span text:style-name="T15">Note</text:span><text:span text:style-name="T3">&gt;&gt; </text:span><text:span text:style-name="T23">getAllNotes</text:span><text:span text:style-name="T3">() {</text:span><text:line-break/><text:span text:style-name="T3"> <text:s text:c="7"/></text:span><text:span text:style-name="T12">return </text:span><text:span text:style-name="T19">allNotes</text:span><text:span text:style-name="T3">;</text:span><text:line-break/><text:span text:style-name="T3"> <text:s text:c="3"/>}</text:span><text:line-break/><text:span text:style-name="T3">}</text:span></text:p>
      <text:p text:style-name="P17"/>
      <text:p text:style-name="P21">8. Dodanie ViewModel do MainActivity</text:p>
      <text:p text:style-name="P18">- Tworzymy pole ViewModel w MainActivity</text:p>
      <text:p text:style-name="P19"><text:tab/></text:p>
      <text:p text:style-name="P18"><text:span text:style-name="T12"><text:tab/>private </text:span><text:span text:style-name="T15">NoteViewModel </text:span><text:span text:style-name="T19">noteViewModel</text:span><text:span text:style-name="T3">;</text:span></text:p>
      <text:p text:style-name="P18"/>
      <text:p text:style-name="P18">- Inicjujemy je w metodzie onCreate i dodajemy observer aby na bieżąco uaktualniał dane</text:p>
      <text:p text:style-name="P18"/>
      <text:p text:style-name="P18"><text:span text:style-name="T12">public class </text:span><text:span text:style-name="T15">MainActivity </text:span><text:span text:style-name="T12">extends </text:span><text:span text:style-name="T15">AppCompatActivity </text:span><text:span text:style-name="T3">{</text:span><text:line-break/><text:span text:style-name="T3"> <text:s text:c="3"/></text:span><text:span text:style-name="T12">private </text:span><text:span text:style-name="T15">NoteViewModel </text:span><text:span text:style-name="T19">noteViewModel</text:span><text:span text:style-name="T3">;</text:span><text:line-break/><text:line-break/><text:span text:style-name="T3"> <text:s text:c="3"/></text:span><text:span text:style-name="T1">@Override</text:span><text:line-break/><text:span text:style-name="T1"> <text:s text:c="3"/></text:span><text:span text:style-name="T12">protected void </text:span><text:span text:style-name="T23">onCreate</text:span><text:span text:style-name="T3">(</text:span><text:span text:style-name="T15">Bundle </text:span><text:span text:style-name="T3">savedInstanceState) {</text:span><text:line-break/><text:span text:style-name="T3"> <text:s text:c="7"/></text:span><text:span text:style-name="T12">super</text:span><text:span text:style-name="T3">.onCreate(savedInstanceState);</text:span><text:line-break/><text:span text:style-name="T3"> <text:s text:c="7"/>setContentView(</text:span><text:span text:style-name="T15">R</text:span><text:span text:style-name="T3">.</text:span><text:span text:style-name="T15">layout</text:span><text:span text:style-name="T3">.</text:span><text:span text:style-name="T21">activity_main</text:span><text:span text:style-name="T3">);</text:span><text:line-break/><text:line-break/><text:span text:style-name="T26">//noteViewModel = ViewModelProviders.of(this).get(NoteViewModel.class);//to jest depracated</text:span><text:line-break/><text:span text:style-name="T26"> <text:s text:c="7"/>// nowy sposób inicjalizacji ViewModelu - konstruktorem</text:span><text:line-break/><text:span text:style-name="T26"> <text:s text:c="7"/></text:span><text:span text:style-name="T19">noteViewModel </text:span><text:span text:style-name="T3">= </text:span><text:span text:style-name="T12">new </text:span><text:span text:style-name="T3">ViewModelProvider(</text:span><text:span text:style-name="T12">this</text:span><text:span text:style-name="T3">).get(</text:span><text:span text:style-name="T15">NoteViewModel</text:span><text:span text:style-name="T3">.</text:span><text:span text:style-name="T12">class</text:span><text:span text:style-name="T3">);</text:span><text:line-break/><text:span text:style-name="T3"> <text:s text:c="7"/></text:span><text:span text:style-name="T26">//ta metoda jest uruchamiana tylko jeżeli dostarczymy referencje do obecej activity</text:span><text:line-break/><text:span text:style-name="T26"> <text:s text:c="7"/></text:span><text:span text:style-name="T19">noteViewModel</text:span><text:span text:style-name="T3">.getAllNotes().observe(</text:span><text:span text:style-name="T12">this</text:span><text:span text:style-name="T3">, </text:span><text:span text:style-name="T12">new </text:span><text:span text:style-name="T15">Observer</text:span><text:span text:style-name="T3">&lt;</text:span><text:span text:style-name="T15">List</text:span><text:span text:style-name="T3">&lt;</text:span><text:span text:style-name="T15">Note</text:span><text:span text:style-name="T3">&gt;&gt;() {</text:span><text:line-break/><text:span text:style-name="T3"> <text:s text:c="11"/></text:span><text:span text:style-name="T1">@Override</text:span><text:line-break/><text:span text:style-name="T1"> <text:s text:c="11"/></text:span><text:span text:style-name="T12">public void </text:span><text:span text:style-name="T23">onChanged</text:span><text:span text:style-name="T3">(</text:span><text:span text:style-name="T15">List</text:span><text:span text:style-name="T3">&lt;</text:span><text:span text:style-name="T15">Note</text:span><text:span text:style-name="T3">&gt; notes) {</text:span><text:line-break/><text:span text:style-name="T3"> <text:s text:c="15"/></text:span><text:span text:style-name="T26">//update RecylcerViere</text:span><text:line-break/><text:span text:style-name="T26"> <text:s text:c="15"/></text:span><text:span text:style-name="T15">Toast</text:span><text:span text:style-name="T3">.</text:span><text:span text:style-name="T7">makeText</text:span><text:span text:style-name="T3">(</text:span><text:span text:style-name="T15">MainActivity</text:span><text:span text:style-name="T3">.</text:span><text:span text:style-name="T12">this</text:span><text:span text:style-name="T3">, </text:span><text:span text:style-name="T10">"onChanged"</text:span><text:span text:style-name="T3">, </text:span><text:span text:style-name="T15">Toast</text:span><text:span text:style-name="T3">.</text:span><text:span text:style-name="T21">LENGTH_SHORT</text:span><text:span text:style-name="T3">).show();</text:span><text:span text:style-name="T26">//testowo</text:span><text:line-break/><text:span text:style-name="T26"> <text:s text:c="11"/></text:span><text:span text:style-name="T3">}</text:span><text:line-break/><text:span text:style-name="T3"> <text:s text:c="7"/>});</text:span><text:line-break/><text:span text:style-name="T3"> <text:s text:c="3"/>}</text:span><text:line-break/><text:span text:style-name="T3">}</text:span></text:p>
      <text:p text:style-name="P20"/>
      <text:p text:style-name="P22"><text:span text:style-name="T30">9. Tworzymy Layout pojedynczej notatki note_item.xml i dodajemy recyclerView do activity</text:span>Main.xml, ustawiając</text:p>
      <text:p text:style-name="P22"><text:span text:style-name="T19">tools</text:span><text:span text:style-name="T34">:listitem</text:span><text:span text:style-name="T10">="@layout/note_item" </text:span></text:p>
      <text:p text:style-name="P22">aby mieć podgląd notatek.</text:p>
      <text:p text:style-name="P22"/>
      <text:p text:style-name="P22"><text:span text:style-name="T3">&lt;</text:span><text:span text:style-name="T12">androidx.coordinatorlayout.widget.CoordinatorLayout </text:span><text:span text:style-name="T34">xmlns:</text:span><text:span text:style-name="T19">android</text:span><text:span text:style-name="T10">="http://schemas.android.com/apk/res/android"</text:span><text:line-break/><text:span text:style-name="T10"> <text:s text:c="3"/></text:span><text:span text:style-name="T34">xmlns:</text:span><text:span text:style-name="T19">tools</text:span><text:span text:style-name="T10">="http://schemas.android.com/tools"</text:span><text:line-break/><text:span text:style-name="T10"> <text:s text:c="3"/></text:span><text:span text:style-name="T19">android</text:span><text:span text:style-name="T34">:layout_width</text:span><text:span text:style-name="T10">="match_parent"</text:span><text:line-break/><text:span text:style-name="T10"> <text:s text:c="3"/></text:span><text:span text:style-name="T19">android</text:span><text:span text:style-name="T34">:layout_height</text:span><text:span text:style-name="T10">="match_parent"</text:span><text:line-break/><text:span text:style-name="T10"> <text:s text:c="3"/></text:span><text:span text:style-name="T19">tools</text:span><text:span text:style-name="T34">:context</text:span><text:span text:style-name="T10">=".MainActivity"</text:span><text:span text:style-name="T3">&gt;</text:span><text:line-break/><text:line-break/><text:span text:style-name="T3"> <text:s text:c="3"/>&lt;</text:span><text:span text:style-name="T12">androidx.recyclerview.widget.RecyclerView</text:span><text:line-break/><text:span text:style-name="T12"> <text:s text:c="7"/></text:span><text:span text:style-name="T19">android</text:span><text:span text:style-name="T34">:id</text:span><text:span text:style-name="T10">="@+id/recycler_view"</text:span><text:line-break/><text:span text:style-name="T10"> <text:s text:c="7"/></text:span><text:span text:style-name="T19">android</text:span><text:span text:style-name="T34">:layout_width</text:span><text:span text:style-name="T10">="match_parent"</text:span><text:line-break/><text:soft-page-break/><text:span text:style-name="T10"> <text:s text:c="7"/></text:span><text:span text:style-name="T19">android</text:span><text:span text:style-name="T34">:layout_height</text:span><text:span text:style-name="T10">="match_parent"</text:span><text:line-break/><text:span text:style-name="T10"> <text:s text:c="7"/></text:span><text:span text:style-name="T19">tools</text:span><text:span text:style-name="T34">:listitem</text:span><text:span text:style-name="T10">="@layout/note_item" </text:span><text:span text:style-name="T3">/&gt;</text:span><text:line-break/><text:line-break/><text:span text:style-name="T3">&lt;/</text:span><text:span text:style-name="T12">androidx.coordinatorlayout.widget.CoordinatorLayout</text:span><text:span text:style-name="T3">&gt;</text:span></text:p>
      <text:p text:style-name="P22"/>
      <text:p text:style-name="P22"/>
      <text:p text:style-name="P22"><text:span text:style-name="T3">&lt;</text:span><text:span text:style-name="T12">androidx.cardview.widget.CardView </text:span><text:span text:style-name="T34">xmlns:</text:span><text:span text:style-name="T19">android</text:span><text:span text:style-name="T10">="http://schemas.android.com/apk/res/android"</text:span><text:line-break/><text:span text:style-name="T10"> <text:s text:c="3"/></text:span><text:span text:style-name="T19">android</text:span><text:span text:style-name="T34">:layout_width</text:span><text:span text:style-name="T10">="match_parent"</text:span><text:line-break/><text:span text:style-name="T10"> <text:s text:c="3"/></text:span><text:span text:style-name="T19">android</text:span><text:span text:style-name="T34">:layout_height</text:span><text:span text:style-name="T10">="wrap_content"</text:span><text:line-break/><text:span text:style-name="T10"> <text:s text:c="3"/></text:span><text:span text:style-name="T19">android</text:span><text:span text:style-name="T34">:layout_marginTop</text:span><text:span text:style-name="T10">="8dp"</text:span><text:line-break/><text:span text:style-name="T10"> <text:s text:c="3"/></text:span><text:span text:style-name="T19">android</text:span><text:span text:style-name="T34">:layout_marginHorizontal</text:span><text:span text:style-name="T10">="8dp"</text:span><text:span text:style-name="T3">&gt;</text:span><text:line-break/><text:span text:style-name="T3"> <text:s text:c="3"/>&lt;</text:span><text:span text:style-name="T12">RelativeLayout</text:span><text:line-break/><text:span text:style-name="T12"> <text:s text:c="7"/></text:span><text:span text:style-name="T19">android</text:span><text:span text:style-name="T34">:layout_width</text:span><text:span text:style-name="T10">="wrap_content"</text:span><text:line-break/><text:span text:style-name="T10"> <text:s text:c="7"/></text:span><text:span text:style-name="T19">android</text:span><text:span text:style-name="T34">:layout_height</text:span><text:span text:style-name="T10">="wrap_content"</text:span><text:line-break/><text:span text:style-name="T10"> <text:s text:c="7"/></text:span><text:span text:style-name="T19">android</text:span><text:span text:style-name="T34">:padding</text:span><text:span text:style-name="T10">="8dp"</text:span><text:span text:style-name="T3">&gt;</text:span><text:line-break/><text:span text:style-name="T3"> <text:s text:c="7"/>&lt;</text:span><text:span text:style-name="T12">TextView</text:span><text:line-break/><text:span text:style-name="T12"> <text:s text:c="11"/></text:span><text:span text:style-name="T19">android</text:span><text:span text:style-name="T34">:id</text:span><text:span text:style-name="T10">="@+id/text_view_priority"</text:span><text:line-break/><text:span text:style-name="T10"> <text:s text:c="11"/></text:span><text:span text:style-name="T19">android</text:span><text:span text:style-name="T34">:layout_width</text:span><text:span text:style-name="T10">="wrap_content"</text:span><text:line-break/><text:span text:style-name="T10"> <text:s text:c="11"/></text:span><text:span text:style-name="T19">android</text:span><text:span text:style-name="T34">:layout_height</text:span><text:span text:style-name="T10">="wrap_content"</text:span><text:line-break/><text:span text:style-name="T10"> <text:s text:c="11"/></text:span><text:span text:style-name="T19">android</text:span><text:span text:style-name="T34">:text</text:span><text:span text:style-name="T10">="1"</text:span><text:line-break/><text:span text:style-name="T10"> <text:s text:c="11"/></text:span><text:span text:style-name="T19">android</text:span><text:span text:style-name="T34">:textAppearance</text:span><text:span text:style-name="T10">="@style/TextAppearance.AppCompat.Large"</text:span><text:line-break/><text:span text:style-name="T10"> <text:s text:c="11"/></text:span><text:span text:style-name="T19">android</text:span><text:span text:style-name="T34">:layout_alignParentEnd</text:span><text:span text:style-name="T10">="true"</text:span><text:line-break/><text:span text:style-name="T10"> <text:s text:c="11"/></text:span><text:span text:style-name="T19">android</text:span><text:span text:style-name="T34">:layout_alignParentRight</text:span><text:span text:style-name="T10">="true" </text:span><text:span text:style-name="T3">/&gt;</text:span><text:line-break/><text:span text:style-name="T3"> <text:s text:c="7"/>&lt;</text:span><text:span text:style-name="T12">TextView</text:span><text:line-break/><text:span text:style-name="T12"> <text:s text:c="11"/></text:span><text:span text:style-name="T19">android</text:span><text:span text:style-name="T34">:id</text:span><text:span text:style-name="T10">="@+id/text_view_title"</text:span><text:line-break/><text:span text:style-name="T10"> <text:s text:c="11"/></text:span><text:span text:style-name="T19">android</text:span><text:span text:style-name="T34">:layout_width</text:span><text:span text:style-name="T10">="wrap_content"</text:span><text:line-break/><text:span text:style-name="T10"> <text:s text:c="11"/></text:span><text:span text:style-name="T19">android</text:span><text:span text:style-name="T34">:layout_height</text:span><text:span text:style-name="T10">="wrap_content"</text:span><text:line-break/><text:span text:style-name="T10"> <text:s text:c="11"/></text:span><text:span text:style-name="T19">android</text:span><text:span text:style-name="T34">:text</text:span><text:span text:style-name="T10">="Title"</text:span><text:line-break/><text:span text:style-name="T10"> <text:s text:c="11"/></text:span><text:span text:style-name="T19">android</text:span><text:span text:style-name="T34">:textAppearance</text:span><text:span text:style-name="T10">="@style/TextAppearance.AppCompat.Large"</text:span><text:line-break/><text:span text:style-name="T10"> <text:s text:c="11"/></text:span><text:span text:style-name="T19">android</text:span><text:span text:style-name="T34">:maxLines</text:span><text:span text:style-name="T10">="1"</text:span><text:line-break/><text:span text:style-name="T10"> <text:s text:c="11"/></text:span><text:span text:style-name="T19">android</text:span><text:span text:style-name="T34">:layout_alignParentLeft</text:span><text:span text:style-name="T10">="true"</text:span><text:line-break/><text:span text:style-name="T10"> <text:s text:c="11"/></text:span><text:span text:style-name="T19">android</text:span><text:span text:style-name="T34">:layout_toLeftOf</text:span><text:span text:style-name="T10">="@+id/text_view_priority" </text:span><text:span text:style-name="T3">/&gt;</text:span><text:line-break/><text:span text:style-name="T3"> <text:s text:c="7"/>&lt;</text:span><text:span text:style-name="T12">TextView</text:span><text:line-break/><text:span text:style-name="T12"> <text:s text:c="11"/></text:span><text:span text:style-name="T19">android</text:span><text:span text:style-name="T34">:id</text:span><text:span text:style-name="T10">="@+id/text_view_description"</text:span><text:line-break/><text:span text:style-name="T10"> <text:s text:c="11"/></text:span><text:span text:style-name="T19">android</text:span><text:span text:style-name="T34">:layout_width</text:span><text:span text:style-name="T10">="wrap_content"</text:span><text:line-break/><text:span text:style-name="T10"> <text:s text:c="11"/></text:span><text:span text:style-name="T19">android</text:span><text:span text:style-name="T34">:layout_height</text:span><text:span text:style-name="T10">="wrap_content"</text:span><text:line-break/><text:span text:style-name="T10"> <text:s text:c="11"/></text:span><text:span text:style-name="T19">android</text:span><text:span text:style-name="T34">:text</text:span><text:span text:style-name="T10">="Discription"</text:span><text:line-break/><text:span text:style-name="T10"> <text:s text:c="11"/></text:span><text:span text:style-name="T19">android</text:span><text:span text:style-name="T34">:layout_below</text:span><text:span text:style-name="T10">="@id/text_view_title"</text:span><text:span text:style-name="T3">/&gt;</text:span><text:line-break/><text:line-break/><text:span text:style-name="T3"> <text:s text:c="3"/>&lt;/</text:span><text:span text:style-name="T12">RelativeLayout</text:span><text:span text:style-name="T3">&gt;</text:span><text:line-break/><text:line-break/><text:span text:style-name="T3">&lt;/</text:span><text:span text:style-name="T12">androidx.cardview.widget.CardView</text:span><text:span text:style-name="T3">&gt;</text:span></text:p>
      <text:p text:style-name="P22"/>
      <text:p text:style-name="P6">10. Tworzymy NoteAdapter , dodajemy go do RecyclerView w MainActivity i ustawiamy aby się automatycznie uaktualniał w metodzie onChange ViewModela.</text:p>
      <text:p text:style-name="P23"/>
      <text:p text:style-name="P23"><text:span text:style-name="T12">public class </text:span><text:span text:style-name="T15">NoteAdapter </text:span><text:span text:style-name="T12">extends </text:span><text:span text:style-name="T15">RecyclerView</text:span><text:span text:style-name="T3">.</text:span><text:span text:style-name="T15">Adapter</text:span><text:span text:style-name="T3">&lt;</text:span><text:span text:style-name="T15">NoteAdapter</text:span><text:span text:style-name="T3">.</text:span><text:span text:style-name="T15">NoteHolder</text:span><text:span text:style-name="T3">&gt; {</text:span><text:line-break/><text:span text:style-name="T3"> <text:s text:c="3"/></text:span><text:span text:style-name="T12">private </text:span><text:span text:style-name="T15">List</text:span><text:span text:style-name="T3">&lt;</text:span><text:span text:style-name="T15">Note</text:span><text:span text:style-name="T3">&gt; </text:span><text:span text:style-name="T19">notes </text:span><text:span text:style-name="T3">= </text:span><text:span text:style-name="T12">new </text:span><text:span text:style-name="T3">ArrayList&lt;&gt;();</text:span><text:line-break/><text:line-break/><text:span text:style-name="T3"> <text:s text:c="3"/></text:span><text:span text:style-name="T1">@NonNull</text:span><text:line-break/><text:span text:style-name="T1"> <text:s text:c="3"/>@Override</text:span><text:line-break/><text:span text:style-name="T1"> <text:s text:c="3"/></text:span><text:span text:style-name="T12">public </text:span><text:span text:style-name="T15">NoteHolder </text:span><text:span text:style-name="T23">onCreateViewHolder</text:span><text:span text:style-name="T3">(</text:span><text:span text:style-name="T1">@NonNull </text:span><text:span text:style-name="T15">ViewGroup </text:span><text:span text:style-name="T3">parent, </text:span><text:span text:style-name="T12">int </text:span><text:span text:style-name="T3">viewType) {</text:span><text:line-break/><text:span text:style-name="T3"> <text:s text:c="7"/></text:span><text:span text:style-name="T15">View item_view </text:span><text:span text:style-name="T3">= </text:span><text:span text:style-name="T15">LayoutInflater</text:span><text:span text:style-name="T3">.</text:span><text:span text:style-name="T7">from</text:span><text:span text:style-name="T3">(parent.getContext()).inflate(</text:span><text:span text:style-name="T15">R</text:span><text:span text:style-name="T3">.</text:span><text:span text:style-name="T15">layout</text:span><text:span text:style-name="T3">.</text:span><text:span text:style-name="T21">note_item</text:span><text:span text:style-name="T3">,parent,</text:span><text:span text:style-name="T12">false</text:span><text:span text:style-name="T3">);</text:span><text:line-break/><text:span text:style-name="T3"> <text:s text:c="7"/></text:span><text:span text:style-name="T12">return new </text:span><text:span text:style-name="T3">NoteHolder(</text:span><text:span text:style-name="T15">item_view</text:span><text:span text:style-name="T3">);</text:span><text:line-break/><text:span text:style-name="T3"> <text:s text:c="3"/>}</text:span><text:line-break/><text:line-break/><text:span text:style-name="T3"> <text:s text:c="3"/></text:span><text:span text:style-name="T1">@Override</text:span><text:line-break/><text:span text:style-name="T1"> <text:s text:c="3"/></text:span><text:span text:style-name="T12">public void </text:span><text:span text:style-name="T23">onBindViewHolder</text:span><text:span text:style-name="T3">(</text:span><text:span text:style-name="T1">@NonNull </text:span><text:span text:style-name="T15">NoteHolder </text:span><text:span text:style-name="T3">holder, </text:span><text:span text:style-name="T12">int </text:span><text:span text:style-name="T3">position) {</text:span><text:line-break/><text:span text:style-name="T3"> <text:s text:c="7"/></text:span><text:span text:style-name="T15">Note currentNote </text:span><text:span text:style-name="T3">= </text:span><text:span text:style-name="T19">notes</text:span><text:span text:style-name="T3">.get(position);</text:span><text:line-break/><text:span text:style-name="T3"> <text:s text:c="7"/>holder.</text:span><text:span text:style-name="T19">textViewTitle</text:span><text:span text:style-name="T3">.setText(</text:span><text:span text:style-name="T15">currentNote</text:span><text:span text:style-name="T3">.getTitle());</text:span><text:line-break/><text:span text:style-name="T3"> <text:s text:c="7"/>holder.</text:span><text:span text:style-name="T19">textViewDescription</text:span><text:span text:style-name="T3">.setText(</text:span><text:span text:style-name="T15">currentNote</text:span><text:span text:style-name="T3">.getDescription());</text:span><text:line-break/><text:span text:style-name="T3"> <text:s text:c="7"/>holder.</text:span><text:span text:style-name="T19">textViewPriority</text:span><text:span text:style-name="T3">.setText(</text:span><text:span text:style-name="T15">String</text:span><text:span text:style-name="T3">.</text:span><text:span text:style-name="T7">valueOf</text:span><text:span text:style-name="T3">(</text:span><text:span text:style-name="T15">currentNote</text:span><text:span text:style-name="T3">.getPriority()));</text:span><text:line-break/><text:span text:style-name="T3"> <text:s text:c="3"/>}</text:span><text:line-break/><text:line-break/><text:soft-page-break/><text:span text:style-name="T3"> <text:s text:c="3"/></text:span><text:span text:style-name="T1">@Override</text:span><text:line-break/><text:span text:style-name="T1"> <text:s text:c="3"/></text:span><text:span text:style-name="T12">public int </text:span><text:span text:style-name="T23">getItemCount</text:span><text:span text:style-name="T3">() {</text:span><text:line-break/><text:span text:style-name="T3"> <text:s text:c="7"/></text:span><text:span text:style-name="T12">return </text:span><text:span text:style-name="T19">notes</text:span><text:span text:style-name="T3">.size();</text:span><text:line-break/><text:span text:style-name="T3"> <text:s text:c="3"/>}</text:span><text:line-break/><text:line-break/><text:span text:style-name="T3"> <text:s text:c="3"/></text:span><text:span text:style-name="T12">public void </text:span><text:span text:style-name="T23">setNotes</text:span><text:span text:style-name="T3">(</text:span><text:span text:style-name="T15">List</text:span><text:span text:style-name="T3">&lt;</text:span><text:span text:style-name="T15">Note</text:span><text:span text:style-name="T3">&gt; notes){</text:span><text:line-break/><text:span text:style-name="T3"> <text:s text:c="7"/></text:span><text:span text:style-name="T12">this</text:span><text:span text:style-name="T3">.</text:span><text:span text:style-name="T19">notes </text:span><text:span text:style-name="T3">= notes;</text:span><text:line-break/><text:span text:style-name="T3"> <text:s text:c="7"/>notifyDataSetChanged();</text:span><text:line-break/><text:span text:style-name="T3"> <text:s text:c="3"/>}</text:span><text:line-break/><text:line-break/><text:span text:style-name="T3"> <text:s text:c="3"/></text:span><text:span text:style-name="T12">class </text:span><text:span text:style-name="T15">NoteHolder </text:span><text:span text:style-name="T12">extends </text:span><text:span text:style-name="T15">RecyclerView</text:span><text:span text:style-name="T3">.</text:span><text:span text:style-name="T15">ViewHolder</text:span><text:span text:style-name="T3">{</text:span><text:line-break/><text:span text:style-name="T3"> <text:s text:c="7"/></text:span><text:span text:style-name="T12">private </text:span><text:span text:style-name="T15">TextView </text:span><text:span text:style-name="T19">textViewTitle</text:span><text:span text:style-name="T3">;</text:span><text:line-break/><text:span text:style-name="T3"> <text:s text:c="7"/></text:span><text:span text:style-name="T12">private </text:span><text:span text:style-name="T15">TextView </text:span><text:span text:style-name="T19">textViewDescription</text:span><text:span text:style-name="T3">;</text:span><text:line-break/><text:span text:style-name="T3"> <text:s text:c="7"/></text:span><text:span text:style-name="T12">private </text:span><text:span text:style-name="T15">TextView </text:span><text:span text:style-name="T19">textViewPriority</text:span><text:span text:style-name="T3">;</text:span><text:line-break/><text:line-break/><text:span text:style-name="T3"> <text:s text:c="7"/></text:span><text:span text:style-name="T12">public </text:span><text:span text:style-name="T23">NoteHolder</text:span><text:span text:style-name="T3">(</text:span><text:span text:style-name="T1">@NonNull </text:span><text:span text:style-name="T15">View </text:span><text:span text:style-name="T3">itemView) {</text:span><text:line-break/><text:span text:style-name="T3"> <text:s text:c="11"/></text:span><text:span text:style-name="T12">super</text:span><text:span text:style-name="T3">(itemView);</text:span><text:line-break/><text:span text:style-name="T3"> <text:s text:c="11"/></text:span><text:span text:style-name="T19">textViewTitle </text:span><text:span text:style-name="T3">= itemView.findViewById(</text:span><text:span text:style-name="T15">R</text:span><text:span text:style-name="T3">.</text:span><text:span text:style-name="T15">id</text:span><text:span text:style-name="T3">.</text:span><text:span text:style-name="T21">text_view_title</text:span><text:span text:style-name="T3">);</text:span><text:line-break/><text:span text:style-name="T3"> <text:s text:c="11"/></text:span><text:span text:style-name="T19">textViewDescription </text:span><text:span text:style-name="T3">= itemView.findViewById(</text:span><text:span text:style-name="T15">R</text:span><text:span text:style-name="T3">.</text:span><text:span text:style-name="T15">id</text:span><text:span text:style-name="T3">.</text:span><text:span text:style-name="T21">text_view_description</text:span><text:span text:style-name="T3">);</text:span><text:line-break/><text:span text:style-name="T3"> <text:s text:c="11"/></text:span><text:span text:style-name="T19">textViewPriority </text:span><text:span text:style-name="T3">= itemView.findViewById(</text:span><text:span text:style-name="T15">R</text:span><text:span text:style-name="T3">.</text:span><text:span text:style-name="T15">id</text:span><text:span text:style-name="T3">.</text:span><text:span text:style-name="T21">text_view_priority</text:span><text:span text:style-name="T3">);</text:span><text:line-break/><text:span text:style-name="T3"> <text:s text:c="7"/>}</text:span><text:line-break/><text:span text:style-name="T3"> <text:s text:c="3"/>}</text:span><text:line-break/><text:span text:style-name="T3">}</text:span></text:p>
      <text:p text:style-name="P23"/>
      <text:p text:style-name="P25">w MainActivity:</text:p>
      <text:p text:style-name="P24"/>
      <text:p text:style-name="P24"><text:span text:style-name="T15">RecyclerView recyclerView </text:span><text:span text:style-name="T3">= findViewById(</text:span><text:span text:style-name="T15">R</text:span><text:span text:style-name="T3">.</text:span><text:span text:style-name="T15">id</text:span><text:span text:style-name="T3">.</text:span><text:span text:style-name="T21">recycler_view</text:span><text:span text:style-name="T3">);</text:span><text:line-break/><text:span text:style-name="T3"> <text:s text:c="7"/></text:span><text:span text:style-name="T15">recyclerView</text:span><text:span text:style-name="T3">.setLayoutManager(</text:span><text:span text:style-name="T12">new </text:span><text:span text:style-name="T3">LinearLayoutManager(</text:span><text:span text:style-name="T12">this</text:span><text:span text:style-name="T3">));</text:span><text:line-break/><text:span text:style-name="T3"> <text:s text:c="7"/></text:span><text:span text:style-name="T26">//Set it true if you know that recyclerView size won't change, because it make more efficient</text:span><text:line-break/><text:span text:style-name="T26"> <text:s text:c="7"/></text:span><text:span text:style-name="T15">recyclerView</text:span><text:span text:style-name="T3">.setHasFixedSize(</text:span><text:span text:style-name="T12">true</text:span><text:span text:style-name="T3">);</text:span><text:line-break/><text:line-break/><text:span text:style-name="T3"> <text:s text:c="7"/></text:span><text:span text:style-name="T26">//Tworzymy adapter i przypisujemy go do recyclerView</text:span><text:line-break/><text:span text:style-name="T26"> <text:s text:c="7"/></text:span><text:span text:style-name="T15">NoteAdapter adapter </text:span><text:span text:style-name="T3">= </text:span><text:span text:style-name="T12">new </text:span><text:span text:style-name="T3">NoteAdapter();</text:span><text:line-break/><text:span text:style-name="T3"> <text:s text:c="7"/></text:span><text:span text:style-name="T15">recyclerView</text:span><text:span text:style-name="T3">.setAdapter(</text:span><text:span text:style-name="T15">adapter</text:span><text:span text:style-name="T3">); </text:span><text:span text:style-name="T26">// ale w tym momencie adapter jest pusty dlatego musimy go uzupełnić w onChanged method w ViewModel</text:span><text:line-break/><text:line-break/><text:line-break/><text:span text:style-name="T26">// <text:s text:c="7"/>noteViewModel = ViewModelProviders.of(this).get(NoteViewModel.class); // to jest depracated</text:span><text:line-break/><text:span text:style-name="T26"> <text:s text:c="7"/>// nowy sposób inicjalizacji ViewModelu - konstruktorem</text:span><text:line-break/><text:span text:style-name="T26"> <text:s text:c="7"/></text:span><text:span text:style-name="T19">noteViewModel </text:span><text:span text:style-name="T3">= </text:span><text:span text:style-name="T12">new </text:span><text:span text:style-name="T3">ViewModelProvider(</text:span><text:span text:style-name="T12">this</text:span><text:span text:style-name="T3">).get(</text:span><text:span text:style-name="T15">NoteViewModel</text:span><text:span text:style-name="T3">.</text:span><text:span text:style-name="T12">class</text:span><text:span text:style-name="T3">);</text:span><text:line-break/><text:span text:style-name="T3"> <text:s text:c="7"/></text:span><text:span text:style-name="T26">//ta metoda jest uruchamiana tylko jeżeli dostarczymy referencje do obecej activity</text:span><text:line-break/><text:span text:style-name="T26"> <text:s text:c="7"/></text:span><text:span text:style-name="T19">noteViewModel</text:span><text:span text:style-name="T3">.getAllNotes().observe(</text:span><text:span text:style-name="T12">this</text:span><text:span text:style-name="T3">, </text:span><text:span text:style-name="T12">new </text:span><text:span text:style-name="T15">Observer</text:span><text:span text:style-name="T3">&lt;</text:span><text:span text:style-name="T15">List</text:span><text:span text:style-name="T3">&lt;</text:span><text:span text:style-name="T15">Note</text:span><text:span text:style-name="T3">&gt;&gt;() {</text:span><text:line-break/><text:span text:style-name="T3"> <text:s text:c="11"/></text:span><text:span text:style-name="T1">@Override</text:span><text:line-break/><text:span text:style-name="T1"> <text:s text:c="11"/></text:span><text:span text:style-name="T12">public void </text:span><text:span text:style-name="T23">onChanged</text:span><text:span text:style-name="T3">(</text:span><text:span text:style-name="T15">List</text:span><text:span text:style-name="T3">&lt;</text:span><text:span text:style-name="T15">Note</text:span><text:span text:style-name="T3">&gt; notes) {</text:span><text:line-break/><text:span text:style-name="T3"> <text:s text:c="15"/></text:span><text:span text:style-name="T26">//za każdym razem jak się zmienią dane w ViewModel zostanią uaktualnione notatki w adapterze</text:span><text:line-break/><text:span text:style-name="T26"> <text:s text:c="15"/></text:span><text:span text:style-name="T35">adapter</text:span><text:span text:style-name="T3">.setNotes(notes);</text:span><text:line-break/><text:span text:style-name="T3"> <text:s text:c="11"/>}</text:span><text:line-break/><text:span text:style-name="T3"> <text:s text:c="7"/>});</text:span></text:p>
      <text:p text:style-name="P24"/>
      <text:p text:style-name="P7">11. <text:span text:style-name="T37">Tworzymy dodawanie nowej notatki</text:span></text:p>
      <text:p text:style-name="P24">- <text:span text:style-name="T37">dodajemy ikony w Vector Assets z białym tłem (add, close, save)</text:span></text:p>
      <text:p text:style-name="P24">- <text:span text:style-name="T37">dodajemy FloatingButton do activity_main.xml</text:span></text:p>
      <text:p text:style-name="P24"><text:span text:style-name="T3">&lt;</text:span><text:span text:style-name="T12">com.google.android.material.floatingactionbutton.FloatingActionButton</text:span><text:line-break/><text:span text:style-name="T12"> <text:s text:c="3"/></text:span><text:span text:style-name="T19">android</text:span><text:span text:style-name="T34">:id</text:span><text:span text:style-name="T10">="@+id/button_add_note"</text:span><text:line-break/><text:span text:style-name="T10"> <text:s text:c="3"/></text:span><text:span text:style-name="T19">android</text:span><text:span text:style-name="T34">:layout_width</text:span><text:span text:style-name="T10">="wrap_content"</text:span><text:line-break/><text:span text:style-name="T10"> <text:s text:c="3"/></text:span><text:span text:style-name="T19">android</text:span><text:span text:style-name="T34">:layout_height</text:span><text:span text:style-name="T10">="wrap_content"</text:span><text:line-break/><text:span text:style-name="T10"> <text:s text:c="3"/></text:span><text:span text:style-name="T19">android</text:span><text:span text:style-name="T34">:src</text:span><text:span text:style-name="T10">="@drawable/ic_add"</text:span><text:line-break/><text:span text:style-name="T10"> <text:s text:c="3"/></text:span><text:span text:style-name="T19">android</text:span><text:span text:style-name="T34">:layout_margin</text:span><text:span text:style-name="T10">="32dp"</text:span><text:line-break/><text:span text:style-name="T10"> <text:s text:c="3"/></text:span><text:span text:style-name="T19">android</text:span><text:span text:style-name="T34">:layout_gravity</text:span><text:span text:style-name="T10">="bottom|right"</text:span><text:span text:style-name="T3">/&gt;</text:span></text:p>
      <text:p text:style-name="P24"/>
      <text:p text:style-name="P24">- <text:span text:style-name="T37">dodajemy nowe empty Activity z nazwą AddNoteActivity</text:span></text:p>
      <text:p text:style-name="P24"><text:s/><text:span text:style-name="T38">tworzymy Klasę i layout</text:span></text:p>
      <text:p text:style-name="P24">- <text:span text:style-name="T38">dodajemy menu do dodawania notatek w prawym górnym rogu na belce w AddNoteActivity</text:span></text:p>
      <text:p text:style-name="P26"><text:soft-page-break/>tworząc add_note_menu.xml w res/menu</text:p>
      <text:p text:style-name="P26"><text:span text:style-name="T3">&lt;</text:span><text:span text:style-name="T12">menu </text:span><text:span text:style-name="T34">xmlns:</text:span><text:span text:style-name="T19">android</text:span><text:span text:style-name="T10">="http://schemas.android.com/apk/res/android"</text:span><text:line-break/><text:span text:style-name="T10"> <text:s text:c="3"/></text:span><text:span text:style-name="T34">xmlns:</text:span><text:span text:style-name="T19">app</text:span><text:span text:style-name="T10">="http://schemas.android.com/apk/res-auto"</text:span><text:span text:style-name="T3">&gt;</text:span><text:line-break/><text:span text:style-name="T3"> <text:s text:c="3"/>&lt;</text:span><text:span text:style-name="T12">item</text:span><text:line-break/><text:span text:style-name="T12"> <text:s text:c="7"/></text:span><text:span text:style-name="T19">android</text:span><text:span text:style-name="T34">:id</text:span><text:span text:style-name="T10">="@+id/save_note"</text:span><text:line-break/><text:span text:style-name="T10"> <text:s text:c="7"/></text:span><text:span text:style-name="T19">android</text:span><text:span text:style-name="T34">:icon</text:span><text:span text:style-name="T10">="@drawable/ic_save"</text:span><text:line-break/><text:span text:style-name="T10"> <text:s text:c="7"/></text:span><text:span text:style-name="T19">android</text:span><text:span text:style-name="T34">:title</text:span><text:span text:style-name="T10">="save"</text:span><text:line-break/><text:span text:style-name="T10"> <text:s text:c="7"/></text:span><text:span text:style-name="T19">app</text:span><text:span text:style-name="T34">:showAsAction</text:span><text:span text:style-name="T10">="ifRoom"</text:span><text:span text:style-name="T3">/&gt;</text:span><text:line-break/><text:span text:style-name="T3">&lt;/</text:span><text:span text:style-name="T12">menu</text:span><text:span text:style-name="T3">&gt;</text:span></text:p>
      <text:p text:style-name="P26"/>
      <text:p text:style-name="P27">- do AddNoteActivity.java dodajemy metode SaveNotes() , w której jak wszystko pójdzie dobrze przekazujemy dane nowej notatki z powrotem do MainActivity. Zapis do ViewModelu jest wtedy tylko w MainActivity i nie potrzebujemy osobnego viewModelu do AddNoteActivity.</text:p>
      <text:p text:style-name="P27"><text:span text:style-name="T12">private void </text:span><text:span text:style-name="T23">saveNote</text:span><text:span text:style-name="T3">(){</text:span><text:line-break/><text:span text:style-name="T3"> <text:s text:c="3"/></text:span><text:span text:style-name="T15">String title </text:span><text:span text:style-name="T3">= </text:span><text:span text:style-name="T19">editTextTitle</text:span><text:span text:style-name="T3">.getText().toString();</text:span><text:line-break/><text:span text:style-name="T3"> <text:s text:c="3"/></text:span><text:span text:style-name="T15">String description </text:span><text:span text:style-name="T3">= </text:span><text:span text:style-name="T19">editTextDescription</text:span><text:span text:style-name="T3">.getText().toString();</text:span><text:line-break/><text:span text:style-name="T3"> <text:s text:c="3"/></text:span><text:span text:style-name="T12">int </text:span><text:span text:style-name="T15">priority </text:span><text:span text:style-name="T3">= </text:span><text:span text:style-name="T19">numberPickerPriority</text:span><text:span text:style-name="T3">.getValue();</text:span><text:line-break/><text:line-break/><text:span text:style-name="T3"> <text:s text:c="3"/></text:span><text:span text:style-name="T12">if</text:span><text:span text:style-name="T3">(</text:span><text:span text:style-name="T15">title</text:span><text:span text:style-name="T3">.trim().isEmpty() || </text:span><text:span text:style-name="T15">description</text:span><text:span text:style-name="T3">.trim().isEmpty()){</text:span><text:line-break/><text:span text:style-name="T3"> <text:s text:c="7"/></text:span><text:span text:style-name="T15">Toast</text:span><text:span text:style-name="T3">.</text:span><text:span text:style-name="T7">makeText</text:span><text:span text:style-name="T3">(</text:span><text:span text:style-name="T12">this</text:span><text:span text:style-name="T3">, </text:span><text:span text:style-name="T10">"Please insert a title and description"</text:span><text:span text:style-name="T3">, </text:span><text:span text:style-name="T15">Toast</text:span><text:span text:style-name="T3">.</text:span><text:span text:style-name="T21">LENGTH_SHORT</text:span><text:span text:style-name="T3">).show();</text:span><text:line-break/><text:span text:style-name="T3"> <text:s text:c="7"/></text:span><text:span text:style-name="T12">return</text:span><text:span text:style-name="T3">;</text:span><text:line-break/><text:span text:style-name="T3"> <text:s text:c="3"/>}</text:span><text:line-break/><text:span text:style-name="T3"> <text:s text:c="3"/></text:span><text:span text:style-name="T15">Intent data </text:span><text:span text:style-name="T3">= </text:span><text:span text:style-name="T12">new </text:span><text:span text:style-name="T3">Intent();</text:span><text:line-break/><text:span text:style-name="T3"> <text:s text:c="3"/></text:span><text:span text:style-name="T15">data</text:span><text:span text:style-name="T3">.putExtra(</text:span><text:span text:style-name="T21">EXTRA_TITLE</text:span><text:span text:style-name="T3">,</text:span><text:span text:style-name="T15">title</text:span><text:span text:style-name="T3">);</text:span><text:line-break/><text:span text:style-name="T3"> <text:s text:c="3"/></text:span><text:span text:style-name="T15">data</text:span><text:span text:style-name="T3">.putExtra(</text:span><text:span text:style-name="T21">EXTRA_DESCRIPTION</text:span><text:span text:style-name="T3">,</text:span><text:span text:style-name="T15">description</text:span><text:span text:style-name="T3">);</text:span><text:line-break/><text:span text:style-name="T3"> <text:s text:c="3"/></text:span><text:span text:style-name="T15">data</text:span><text:span text:style-name="T3">.putExtra(</text:span><text:span text:style-name="T21">EXTRA_PRIRITY</text:span><text:span text:style-name="T3">,</text:span><text:span text:style-name="T15">priority</text:span><text:span text:style-name="T3">);</text:span><text:line-break/><text:span text:style-name="T3"> <text:s text:c="3"/>setResult(</text:span><text:span text:style-name="T21">RESULT_OK</text:span><text:span text:style-name="T3">,</text:span><text:span text:style-name="T15">data</text:span><text:span text:style-name="T3">); </text:span><text:span text:style-name="T26">//jeżeli wszystko pójdzie ok to wróci do poprzedniej aktywności z tymi danymi</text:span><text:line-break/><text:span text:style-name="T26"> <text:s text:c="3"/></text:span><text:span text:style-name="T3">finish();</text:span><text:line-break/><text:span text:style-name="T3">}</text:span></text:p>
      <text:p text:style-name="P27"/>
      <text:p text:style-name="P9">- <text:span text:style-name="T39">w Manifeście ustawiamy parenta dla AddNoteActivity żeby wiedziało gdzie ma wracać</text:span></text:p>
      <text:p text:style-name="P27"><text:span text:style-name="T3">&lt;</text:span><text:span text:style-name="T12">activity </text:span><text:span text:style-name="T19">android</text:span><text:span text:style-name="T34">:name</text:span><text:span text:style-name="T10">=".AddNoteActivity"</text:span><text:line-break/><text:span text:style-name="T10"> <text:s text:c="3"/></text:span><text:span text:style-name="T19">android</text:span><text:span text:style-name="T34">:parentActivityName</text:span><text:span text:style-name="T10">=".MainActivity"</text:span><text:span text:style-name="T3">&gt;&lt;/</text:span><text:span text:style-name="T12">activity</text:span><text:span text:style-name="T3">&gt;</text:span></text:p>
      <text:p text:style-name="P27"/>
      <text:p text:style-name="P28"><text:span text:style-name="T31">- </text:span><text:span text:style-name="T32">w </text:span><text:span text:style-name="T31"><text:s/></text:span><text:span text:style-name="T32">MainActivity.java wywołujemy na FloatingButton AddNoteAcivity ale uruchamiamy to metodą </text:span><text:span text:style-name="T39"><text:line-break/> </text:span><text:span text:style-name="T3">startActivityForResult(</text:span><text:span text:style-name="T15">intent</text:span><text:span text:style-name="T3">,</text:span><text:span text:style-name="T21">ADD_NOTE_REQUEST</text:span><text:span text:style-name="T3">);</text:span></text:p>
      <text:p text:style-name="P29">żeby odtrzymać rezultaty przy powrocie. <text:span text:style-name="T40">Zamiast startActivity(intent)</text:span></text:p>
      <text:p text:style-name="P29"/>
      <text:p text:style-name="P8"><text:span text:style-name="T39">- Rezultaty przechwytujemy w metodzie </text:span><text:span text:style-name="T25">onActivityResult</text:span></text:p>
      <text:p text:style-name="P35">i zapisujemy je do ViewModel który saviuje je do bazy.</text:p>
      <text:p text:style-name="P30"><text:span text:style-name="T39"><text:s text:c="3"/></text:span><text:span text:style-name="T26">//metoda wywoływana kiedy wrócą rezultaty z wywoływanej aktywności. W tym przypadku z AddNoteActivity</text:span><text:line-break/><text:span text:style-name="T1">@Override</text:span><text:line-break/><text:span text:style-name="T12">protected void </text:span><text:span text:style-name="T23">onActivityResult</text:span><text:span text:style-name="T3">(</text:span><text:span text:style-name="T12">int </text:span><text:span text:style-name="T3">requestCode, </text:span><text:span text:style-name="T12">int </text:span><text:span text:style-name="T3">resultCode, </text:span><text:span text:style-name="T1">@Nullable </text:span><text:span text:style-name="T15">Intent </text:span><text:span text:style-name="T3">data) {</text:span><text:line-break/><text:span text:style-name="T3"> <text:s text:c="3"/></text:span><text:span text:style-name="T12">super</text:span><text:span text:style-name="T3">.onActivityResult(requestCode, resultCode, data);</text:span><text:line-break/><text:line-break/><text:span text:style-name="T3"> <text:s text:c="3"/></text:span><text:span text:style-name="T12">if</text:span><text:span text:style-name="T3">(requestCode == </text:span><text:span text:style-name="T21">ADD_NOTE_REQUEST </text:span><text:span text:style-name="T3">&amp;&amp; resultCode == </text:span><text:span text:style-name="T21">RESULT_OK</text:span><text:span text:style-name="T3">){</text:span><text:line-break/><text:span text:style-name="T3"> <text:s text:c="7"/></text:span><text:span text:style-name="T15">String title </text:span><text:span text:style-name="T3">= data.getStringExtra(</text:span><text:span text:style-name="T21">EXTRA_TITLE</text:span><text:span text:style-name="T3">);</text:span><text:line-break/><text:span text:style-name="T3"> <text:s text:c="7"/></text:span><text:span text:style-name="T15">String description </text:span><text:span text:style-name="T3">= data.getStringExtra(</text:span><text:span text:style-name="T21">EXTRA_DESCRIPTION</text:span><text:span text:style-name="T3">);</text:span><text:line-break/><text:span text:style-name="T3"> <text:s text:c="7"/></text:span><text:span text:style-name="T12">int </text:span><text:span text:style-name="T15">priority </text:span><text:span text:style-name="T3">= data.getIntExtra(</text:span><text:span text:style-name="T21">EXTRA_PRIRITY</text:span><text:span text:style-name="T3">,</text:span><text:span text:style-name="T28">1</text:span><text:span text:style-name="T3">);</text:span><text:line-break/><text:line-break/><text:span text:style-name="T3"> <text:s text:c="7"/></text:span><text:span text:style-name="T15">Note note </text:span><text:span text:style-name="T3">= </text:span><text:span text:style-name="T12">new </text:span><text:span text:style-name="T3">Note(</text:span><text:span text:style-name="T15">title</text:span><text:span text:style-name="T3">,</text:span><text:span text:style-name="T15">description</text:span><text:span text:style-name="T3">,</text:span><text:span text:style-name="T15">priority</text:span><text:span text:style-name="T3">);</text:span><text:line-break/><text:span text:style-name="T3"> <text:s text:c="7"/></text:span><text:span text:style-name="T19">noteViewModel</text:span><text:span text:style-name="T3">.insert(</text:span><text:span text:style-name="T15">note</text:span><text:span text:style-name="T3">);</text:span><text:line-break/><text:span text:style-name="T3"> <text:s text:c="7"/></text:span><text:span text:style-name="T15">Toast</text:span><text:span text:style-name="T3">.</text:span><text:span text:style-name="T7">makeText</text:span><text:span text:style-name="T3">(</text:span><text:span text:style-name="T12">this</text:span><text:span text:style-name="T3">, </text:span><text:span text:style-name="T10">"Note saved"</text:span><text:span text:style-name="T3">, </text:span><text:span text:style-name="T15">Toast</text:span><text:span text:style-name="T3">.</text:span><text:span text:style-name="T21">LENGTH_SHORT</text:span><text:span text:style-name="T3">).show();</text:span><text:line-break/><text:span text:style-name="T3"> <text:s text:c="3"/>}</text:span><text:span text:style-name="T12">else </text:span><text:span text:style-name="T3">{</text:span><text:line-break/><text:span text:style-name="T3"> <text:s text:c="7"/></text:span><text:span text:style-name="T15">Toast</text:span><text:span text:style-name="T3">.</text:span><text:span text:style-name="T7">makeText</text:span><text:span text:style-name="T3">(</text:span><text:span text:style-name="T12">this</text:span><text:span text:style-name="T3">, </text:span><text:span text:style-name="T10">"Note not saved"</text:span><text:span text:style-name="T3">, </text:span><text:span text:style-name="T15">Toast</text:span><text:span text:style-name="T3">.</text:span><text:span text:style-name="T21">LENGTH_SHORT</text:span><text:span text:style-name="T3">).show();</text:span><text:line-break/><text:span text:style-name="T3"> <text:s text:c="3"/>}</text:span><text:line-break/><text:span text:style-name="T3">}</text:span></text:p>
      <text:p text:style-name="P30"/>
      <text:p text:style-name="P30">- <text:span text:style-name="T40">w Manifeście dodajemy też </text:span><text:span text:style-name="T19">android</text:span><text:span text:style-name="T34">:launchMode</text:span><text:span text:style-name="T10">="singleTop"</text:span></text:p>
      <text:p text:style-name="P31">do .MainActivity. Żeby ominąć metodę onCreate jak wrócimy do tej aktywności</text:p>
      <text:p text:style-name="P30"><text:soft-page-break/></text:p>
      <text:p text:style-name="P32">Code:</text:p>
      <text:p text:style-name="P32"/>
      <text:p text:style-name="P32"><text:span text:style-name="T9"><text:s text:c="4"/></text:span><text:span text:style-name="T1">@Override</text:span><text:line-break/><text:span text:style-name="T1"> <text:s text:c="3"/></text:span><text:span text:style-name="T12">protected void </text:span><text:span text:style-name="T23">onCreate</text:span><text:span text:style-name="T3">(</text:span><text:span text:style-name="T15">Bundle </text:span><text:span text:style-name="T3">savedInstanceState) {</text:span><text:line-break/><text:span text:style-name="T3"> <text:s text:c="7"/></text:span><text:span text:style-name="T12">super</text:span><text:span text:style-name="T3">.onCreate(savedInstanceState);</text:span><text:line-break/><text:span text:style-name="T3"> <text:s text:c="7"/>setContentView(</text:span><text:span text:style-name="T15">R</text:span><text:span text:style-name="T3">.</text:span><text:span text:style-name="T15">layout</text:span><text:span text:style-name="T3">.</text:span><text:span text:style-name="T21">activity_add_note</text:span><text:span text:style-name="T3">);</text:span><text:line-break/><text:line-break/><text:span text:style-name="T3"> <text:s text:c="7"/></text:span><text:span text:style-name="T19">editTextTitle </text:span><text:span text:style-name="T3">= findViewById(</text:span><text:span text:style-name="T15">R</text:span><text:span text:style-name="T3">.</text:span><text:span text:style-name="T15">id</text:span><text:span text:style-name="T3">.</text:span><text:span text:style-name="T21">edit_text_title</text:span><text:span text:style-name="T3">);</text:span><text:line-break/><text:span text:style-name="T3"> <text:s text:c="7"/></text:span><text:span text:style-name="T19">editTextDescription </text:span><text:span text:style-name="T3">= findViewById(</text:span><text:span text:style-name="T15">R</text:span><text:span text:style-name="T3">.</text:span><text:span text:style-name="T15">id</text:span><text:span text:style-name="T3">.</text:span><text:span text:style-name="T21">edit_text_description</text:span><text:span text:style-name="T3">);</text:span><text:line-break/><text:span text:style-name="T3"> <text:s text:c="7"/></text:span><text:span text:style-name="T19">numberPickerPriority </text:span><text:span text:style-name="T3">= findViewById(</text:span><text:span text:style-name="T15">R</text:span><text:span text:style-name="T3">.</text:span><text:span text:style-name="T15">id</text:span><text:span text:style-name="T3">.</text:span><text:span text:style-name="T21">number_picker_priority</text:span><text:span text:style-name="T3">);</text:span><text:line-break/><text:line-break/><text:span text:style-name="T3"> <text:s text:c="7"/></text:span><text:span text:style-name="T19">numberPickerPriority</text:span><text:span text:style-name="T3">.setMinValue(</text:span><text:span text:style-name="T28">1</text:span><text:span text:style-name="T3">);</text:span><text:line-break/><text:span text:style-name="T3"> <text:s text:c="7"/></text:span><text:span text:style-name="T19">numberPickerPriority</text:span><text:span text:style-name="T3">.setMaxValue(</text:span><text:span text:style-name="T28">10</text:span><text:span text:style-name="T3">);</text:span><text:line-break/><text:line-break/><text:span text:style-name="T3"> <text:s text:c="7"/>getSupportActionBar().setHomeAsUpIndicator(</text:span><text:span text:style-name="T15">R</text:span><text:span text:style-name="T3">.</text:span><text:span text:style-name="T15">drawable</text:span><text:span text:style-name="T3">.</text:span><text:span text:style-name="T21">ic_close</text:span><text:span text:style-name="T3">);</text:span><text:line-break/><text:span text:style-name="T3"> <text:s text:c="7"/>setTitle(</text:span><text:span text:style-name="T10">"Add note"</text:span><text:span text:style-name="T3">);</text:span><text:line-break/><text:span text:style-name="T3"> <text:s text:c="3"/>}</text:span><text:line-break/><text:line-break/><text:span text:style-name="T3"> <text:s text:c="3"/></text:span><text:span text:style-name="T12">private void </text:span><text:span text:style-name="T23">saveNote</text:span><text:span text:style-name="T3">(){</text:span><text:line-break/><text:span text:style-name="T3"> <text:s text:c="7"/></text:span><text:span text:style-name="T15">String title </text:span><text:span text:style-name="T3">= </text:span><text:span text:style-name="T19">editTextTitle</text:span><text:span text:style-name="T3">.getText().toString();</text:span><text:line-break/><text:span text:style-name="T3"> <text:s text:c="7"/></text:span><text:span text:style-name="T15">String description </text:span><text:span text:style-name="T3">= </text:span><text:span text:style-name="T19">editTextDescription</text:span><text:span text:style-name="T3">.getText().toString();</text:span><text:line-break/><text:span text:style-name="T3"> <text:s text:c="7"/></text:span><text:span text:style-name="T12">int </text:span><text:span text:style-name="T15">priority </text:span><text:span text:style-name="T3">= </text:span><text:span text:style-name="T19">numberPickerPriority</text:span><text:span text:style-name="T3">.getValue();</text:span><text:line-break/><text:line-break/><text:span text:style-name="T3"> <text:s text:c="7"/></text:span><text:span text:style-name="T12">if</text:span><text:span text:style-name="T3">(</text:span><text:span text:style-name="T15">title</text:span><text:span text:style-name="T3">.trim().isEmpty() || </text:span><text:span text:style-name="T15">description</text:span><text:span text:style-name="T3">.trim().isEmpty()){</text:span><text:line-break/><text:span text:style-name="T3"> <text:s text:c="11"/></text:span><text:span text:style-name="T15">Toast</text:span><text:span text:style-name="T3">.</text:span><text:span text:style-name="T7">makeText</text:span><text:span text:style-name="T3">(</text:span><text:span text:style-name="T12">this</text:span><text:span text:style-name="T3">, </text:span><text:span text:style-name="T10">"Please insert a title and description"</text:span><text:span text:style-name="T3">, </text:span><text:span text:style-name="T15">Toast</text:span><text:span text:style-name="T3">.</text:span><text:span text:style-name="T21">LENGTH_SHORT</text:span><text:span text:style-name="T3">).show();</text:span><text:line-break/><text:span text:style-name="T3"> <text:s text:c="11"/></text:span><text:span text:style-name="T12">return</text:span><text:span text:style-name="T3">;</text:span><text:line-break/><text:span text:style-name="T3"> <text:s text:c="7"/>}</text:span><text:line-break/><text:span text:style-name="T3"> <text:s text:c="7"/></text:span><text:span text:style-name="T15">Intent data </text:span><text:span text:style-name="T3">= </text:span><text:span text:style-name="T12">new </text:span><text:span text:style-name="T3">Intent();</text:span><text:line-break/><text:span text:style-name="T3"> <text:s text:c="7"/></text:span><text:span text:style-name="T15">data</text:span><text:span text:style-name="T3">.putExtra(</text:span><text:span text:style-name="T21">EXTRA_TITLE</text:span><text:span text:style-name="T3">,</text:span><text:span text:style-name="T15">title</text:span><text:span text:style-name="T3">);</text:span><text:line-break/><text:span text:style-name="T3"> <text:s text:c="7"/></text:span><text:span text:style-name="T15">data</text:span><text:span text:style-name="T3">.putExtra(</text:span><text:span text:style-name="T21">EXTRA_DESCRIPTION</text:span><text:span text:style-name="T3">,</text:span><text:span text:style-name="T15">description</text:span><text:span text:style-name="T3">);</text:span><text:line-break/><text:span text:style-name="T3"> <text:s text:c="7"/></text:span><text:span text:style-name="T15">data</text:span><text:span text:style-name="T3">.putExtra(</text:span><text:span text:style-name="T21">EXTRA_PRIRITY</text:span><text:span text:style-name="T3">,</text:span><text:span text:style-name="T15">priority</text:span><text:span text:style-name="T3">);</text:span><text:line-break/><text:span text:style-name="T3"> <text:s text:c="7"/>setResult(</text:span><text:span text:style-name="T21">RESULT_OK</text:span><text:span text:style-name="T3">,</text:span><text:span text:style-name="T15">data</text:span><text:span text:style-name="T3">); </text:span><text:span text:style-name="T26">//jeżeli wszystko pójdzie ok to wróci do poprzedniej actywności z tymi danymi</text:span><text:line-break/><text:span text:style-name="T26"> <text:s text:c="7"/></text:span><text:span text:style-name="T3">finish();</text:span><text:line-break/><text:span text:style-name="T3"> <text:s text:c="3"/>}</text:span><text:line-break/><text:line-break/><text:span text:style-name="T3"> <text:s text:c="3"/></text:span><text:span text:style-name="T26">//Dodaje menu na belce po prawej</text:span><text:line-break/><text:span text:style-name="T26"> <text:s text:c="3"/></text:span><text:span text:style-name="T1">@Override</text:span><text:line-break/><text:span text:style-name="T1"> <text:s text:c="3"/></text:span><text:span text:style-name="T12">public boolean </text:span><text:span text:style-name="T23">onCreateOptionsMenu</text:span><text:span text:style-name="T3">(</text:span><text:span text:style-name="T15">Menu </text:span><text:span text:style-name="T3">menu) {</text:span><text:line-break/><text:span text:style-name="T3"> <text:s text:c="7"/></text:span><text:span text:style-name="T15">MenuInflater menuInflater </text:span><text:span text:style-name="T3">= getMenuInflater();</text:span><text:line-break/><text:span text:style-name="T3"> <text:s text:c="7"/></text:span><text:span text:style-name="T15">menuInflater</text:span><text:span text:style-name="T3">.inflate(</text:span><text:span text:style-name="T15">R</text:span><text:span text:style-name="T3">.</text:span><text:span text:style-name="T15">menu</text:span><text:span text:style-name="T3">.</text:span><text:span text:style-name="T21">add_note_menu</text:span><text:span text:style-name="T3">,menu);</text:span><text:line-break/><text:span text:style-name="T3"> <text:s text:c="7"/></text:span><text:span text:style-name="T12">return super</text:span><text:span text:style-name="T3">.onCreateOptionsMenu(menu);</text:span><text:line-break/><text:span text:style-name="T3"> <text:s text:c="3"/>}</text:span><text:line-break/><text:line-break/><text:span text:style-name="T3"> <text:s text:c="3"/></text:span><text:span text:style-name="T26">//Obsługuje zdarzenia na elementach menu</text:span><text:line-break/><text:span text:style-name="T26"> <text:s text:c="3"/></text:span><text:span text:style-name="T1">@Override</text:span><text:line-break/><text:span text:style-name="T1"> <text:s text:c="3"/></text:span><text:span text:style-name="T12">public boolean </text:span><text:span text:style-name="T23">onOptionsItemSelected</text:span><text:span text:style-name="T3">(</text:span><text:span text:style-name="T1">@NonNull </text:span><text:span text:style-name="T15">MenuItem </text:span><text:span text:style-name="T3">item) {</text:span><text:line-break/><text:span text:style-name="T3"> <text:s text:c="7"/></text:span><text:span text:style-name="T12">switch </text:span><text:span text:style-name="T3">(item.getItemId()){</text:span><text:line-break/><text:span text:style-name="T3"> <text:s text:c="11"/></text:span><text:span text:style-name="T12">case </text:span><text:span text:style-name="T15">R</text:span><text:span text:style-name="T3">.</text:span><text:span text:style-name="T15">id</text:span><text:span text:style-name="T3">.</text:span><text:span text:style-name="T21">save_note</text:span><text:span text:style-name="T3">:</text:span><text:line-break/><text:span text:style-name="T3"> <text:s text:c="15"/>saveNote();</text:span><text:line-break/><text:span text:style-name="T3"> <text:s text:c="15"/></text:span><text:span text:style-name="T12">return true</text:span><text:span text:style-name="T3">;</text:span><text:line-break/><text:span text:style-name="T3"> <text:s text:c="11"/></text:span><text:span text:style-name="T12">default</text:span><text:span text:style-name="T3">:</text:span><text:line-break/><text:span text:style-name="T3"> <text:s text:c="15"/></text:span><text:span text:style-name="T12">return super</text:span><text:span text:style-name="T3">.onOptionsItemSelected(item);</text:span><text:line-break/><text:span text:style-name="T3"> <text:s text:c="7"/>}</text:span><text:line-break/><text:span text:style-name="T3"> <text:s text:c="3"/>}</text:span><text:line-break/><text:span text:style-name="T3">}</text:span></text:p>
      <text:p text:style-name="P32"/>
      <text:p text:style-name="P32"><text:span text:style-name="T3">&lt;</text:span><text:span text:style-name="T12">LinearLayout </text:span><text:span text:style-name="T34">xmlns:</text:span><text:span text:style-name="T19">android</text:span><text:span text:style-name="T10">="http://schemas.android.com/apk/res/android"</text:span><text:line-break/><text:span text:style-name="T10"> <text:s text:c="3"/></text:span><text:span text:style-name="T34">xmlns:</text:span><text:span text:style-name="T19">app</text:span><text:span text:style-name="T10">="http://schemas.android.com/apk/res-auto"</text:span><text:line-break/><text:span text:style-name="T10"> <text:s text:c="3"/></text:span><text:span text:style-name="T34">xmlns:</text:span><text:span text:style-name="T19">tools</text:span><text:span text:style-name="T10">="http://schemas.android.com/tools"</text:span><text:line-break/><text:span text:style-name="T10"> <text:s text:c="3"/></text:span><text:span text:style-name="T19">android</text:span><text:span text:style-name="T34">:layout_width</text:span><text:span text:style-name="T10">="match_parent"</text:span><text:line-break/><text:span text:style-name="T10"> <text:s text:c="3"/></text:span><text:span text:style-name="T19">android</text:span><text:span text:style-name="T34">:layout_height</text:span><text:span text:style-name="T10">="match_parent"</text:span><text:line-break/><text:span text:style-name="T10"> <text:s text:c="3"/></text:span><text:span text:style-name="T19">android</text:span><text:span text:style-name="T34">:padding</text:span><text:span text:style-name="T10">="16dp"</text:span><text:line-break/><text:span text:style-name="T10"> <text:s text:c="3"/></text:span><text:span text:style-name="T19">android</text:span><text:span text:style-name="T34">:orientation</text:span><text:span text:style-name="T10">="vertical"</text:span><text:line-break/><text:soft-page-break/><text:span text:style-name="T10"> <text:s text:c="3"/></text:span><text:span text:style-name="T19">tools</text:span><text:span text:style-name="T34">:context</text:span><text:span text:style-name="T10">=".AddNoteActivity"</text:span><text:span text:style-name="T3">&gt;</text:span><text:line-break/><text:line-break/><text:span text:style-name="T3"> <text:s text:c="3"/>&lt;</text:span><text:span text:style-name="T12">EditText</text:span><text:line-break/><text:span text:style-name="T12"> <text:s text:c="7"/></text:span><text:span text:style-name="T19">android</text:span><text:span text:style-name="T34">:id</text:span><text:span text:style-name="T10">="@+id/edit_text_title"</text:span><text:line-break/><text:span text:style-name="T10"> <text:s text:c="7"/></text:span><text:span text:style-name="T19">android</text:span><text:span text:style-name="T34">:layout_width</text:span><text:span text:style-name="T10">="match_parent"</text:span><text:line-break/><text:span text:style-name="T10"> <text:s text:c="7"/></text:span><text:span text:style-name="T19">android</text:span><text:span text:style-name="T34">:layout_height</text:span><text:span text:style-name="T10">="wrap_content"</text:span><text:line-break/><text:span text:style-name="T10"> <text:s text:c="7"/></text:span><text:span text:style-name="T19">android</text:span><text:span text:style-name="T34">:hint</text:span><text:span text:style-name="T10">="Title"</text:span><text:line-break/><text:span text:style-name="T10"> <text:s text:c="7"/></text:span><text:span text:style-name="T19">android</text:span><text:span text:style-name="T34">:inputType</text:span><text:span text:style-name="T10">="text"</text:span><text:span text:style-name="T3">/&gt;</text:span><text:line-break/><text:span text:style-name="T3"> <text:s text:c="3"/>&lt;</text:span><text:span text:style-name="T12">EditText</text:span><text:line-break/><text:span text:style-name="T12"> <text:s text:c="7"/></text:span><text:span text:style-name="T19">android</text:span><text:span text:style-name="T34">:id</text:span><text:span text:style-name="T10">="@+id/edit_text_description"</text:span><text:line-break/><text:span text:style-name="T10"> <text:s text:c="7"/></text:span><text:span text:style-name="T19">android</text:span><text:span text:style-name="T34">:layout_width</text:span><text:span text:style-name="T10">="match_parent"</text:span><text:line-break/><text:span text:style-name="T10"> <text:s text:c="7"/></text:span><text:span text:style-name="T19">android</text:span><text:span text:style-name="T34">:layout_height</text:span><text:span text:style-name="T10">="wrap_content"</text:span><text:line-break/><text:span text:style-name="T10"> <text:s text:c="7"/></text:span><text:span text:style-name="T19">android</text:span><text:span text:style-name="T34">:hint</text:span><text:span text:style-name="T10">="Description"</text:span><text:line-break/><text:span text:style-name="T10"> <text:s text:c="7"/></text:span><text:span text:style-name="T19">android</text:span><text:span text:style-name="T34">:inputType</text:span><text:span text:style-name="T10">="textMultiLine"</text:span><text:span text:style-name="T3">/&gt;</text:span><text:line-break/><text:span text:style-name="T3"> <text:s text:c="3"/>&lt;</text:span><text:span text:style-name="T12">TextView</text:span><text:line-break/><text:span text:style-name="T12"> <text:s text:c="7"/></text:span><text:span text:style-name="T19">android</text:span><text:span text:style-name="T34">:layout_width</text:span><text:span text:style-name="T10">="wrap_content"</text:span><text:line-break/><text:span text:style-name="T10"> <text:s text:c="7"/></text:span><text:span text:style-name="T19">android</text:span><text:span text:style-name="T34">:layout_height</text:span><text:span text:style-name="T10">="wrap_content"</text:span><text:line-break/><text:span text:style-name="T10"> <text:s text:c="7"/></text:span><text:span text:style-name="T19">android</text:span><text:span text:style-name="T34">:text</text:span><text:span text:style-name="T10">="Priority:"</text:span><text:line-break/><text:span text:style-name="T10"> <text:s text:c="7"/></text:span><text:span text:style-name="T19">android</text:span><text:span text:style-name="T34">:layout_marginTop</text:span><text:span text:style-name="T10">="8dp"</text:span><text:line-break/><text:span text:style-name="T10"> <text:s text:c="7"/></text:span><text:span text:style-name="T19">android</text:span><text:span text:style-name="T34">:textAppearance</text:span><text:span text:style-name="T10">="@style/TextAppearance.AppCompat.Medium"</text:span><text:span text:style-name="T3">/&gt;</text:span><text:line-break/><text:span text:style-name="T3"> <text:s text:c="3"/>&lt;</text:span><text:span text:style-name="T12">NumberPicker</text:span><text:line-break/><text:span text:style-name="T12"> <text:s text:c="7"/></text:span><text:span text:style-name="T19">android</text:span><text:span text:style-name="T34">:id</text:span><text:span text:style-name="T10">="@+id/number_picker_priority"</text:span><text:line-break/><text:span text:style-name="T10"> <text:s text:c="7"/></text:span><text:span text:style-name="T19">android</text:span><text:span text:style-name="T34">:layout_width</text:span><text:span text:style-name="T10">="wrap_content"</text:span><text:line-break/><text:span text:style-name="T10"> <text:s text:c="7"/></text:span><text:span text:style-name="T19">android</text:span><text:span text:style-name="T34">:layout_height</text:span><text:span text:style-name="T10">="wrap_content"</text:span><text:span text:style-name="T3">/&gt;</text:span><text:line-break/><text:span text:style-name="T3">&lt;/</text:span><text:span text:style-name="T12">LinearLayout</text:span><text:span text:style-name="T3">&gt;</text:span></text:p>
      <text:p text:style-name="P32"/>
      <text:p text:style-name="P36">12. Tworzenie usuwania notatki na SWIPE</text:p>
      <text:p text:style-name="P33"/>
      <text:p text:style-name="P32">- <text:span text:style-name="T41">dodajemy w Adapterze metodę zwracająca notatkę z danej pozycji na liście:</text:span></text:p>
      <text:p text:style-name="P32"><text:span text:style-name="T26">//zwraca notatkę na danej pozycji - potrzebne np do usuwania danej notatki</text:span><text:line-break/><text:span text:style-name="T12">public </text:span><text:span text:style-name="T15">Note </text:span><text:span text:style-name="T23">getNoteAt</text:span><text:span text:style-name="T3">(</text:span><text:span text:style-name="T12">int </text:span><text:span text:style-name="T3">position){</text:span><text:line-break/><text:span text:style-name="T3"> <text:s text:c="3"/></text:span><text:span text:style-name="T12">return </text:span><text:span text:style-name="T19">notes</text:span><text:span text:style-name="T3">.get(position);</text:span><text:line-break/><text:span text:style-name="T3">}</text:span></text:p>
      <text:p text:style-name="P32"/>
      <text:p text:style-name="P32">- <text:span text:style-name="T41">cała obsługa SWIPa jest w obiekcie ItemTouchHelper tworzonym anonimowo w metodzie onCreate w MainActivity.</text:span></text:p>
      <text:p text:style-name="P32"/>
      <text:p text:style-name="P32"><text:span text:style-name="T26">//klasa która obsługuje zdarzenia wywoływane na SWIPE</text:span><text:line-break/><text:span text:style-name="T12">new </text:span><text:span text:style-name="T3">ItemTouchHelper(</text:span><text:span text:style-name="T12">new </text:span><text:span text:style-name="T15">ItemTouchHelper</text:span><text:span text:style-name="T3">.</text:span><text:span text:style-name="T15">SimpleCallback</text:span><text:span text:style-name="T3">(</text:span><text:span text:style-name="T28">0</text:span><text:span text:style-name="T3">,</text:span><text:line-break/><text:span text:style-name="T3"> <text:s text:c="7"/></text:span><text:span text:style-name="T15">ItemTouchHelper</text:span><text:span text:style-name="T3">.</text:span><text:span text:style-name="T21">LEFT </text:span><text:span text:style-name="T3">| </text:span><text:span text:style-name="T15">ItemTouchHelper</text:span><text:span text:style-name="T3">.</text:span><text:span text:style-name="T21">RIGHT</text:span><text:span text:style-name="T3">) {</text:span><text:line-break/><text:span text:style-name="T3"> <text:s text:c="3"/></text:span><text:span text:style-name="T1">@Override</text:span><text:line-break/><text:span text:style-name="T1"> <text:s text:c="3"/></text:span><text:span text:style-name="T12">public boolean </text:span><text:span text:style-name="T23">onMove</text:span><text:span text:style-name="T3">(</text:span><text:span text:style-name="T1">@NonNull </text:span><text:span text:style-name="T15">RecyclerView </text:span><text:span text:style-name="T3">recyclerView, </text:span><text:span text:style-name="T1">@NonNull </text:span><text:span text:style-name="T15">RecyclerView</text:span><text:span text:style-name="T3">.</text:span><text:span text:style-name="T15">ViewHolder </text:span><text:span text:style-name="T3">viewHolder, </text:span><text:span text:style-name="T1">@NonNull </text:span><text:span text:style-name="T15">RecyclerView</text:span><text:span text:style-name="T3">.</text:span><text:span text:style-name="T15">ViewHolder </text:span><text:span text:style-name="T3">target) {</text:span><text:line-break/><text:span text:style-name="T3"> <text:s text:c="7"/></text:span><text:span text:style-name="T12">return false</text:span><text:span text:style-name="T3">;</text:span><text:line-break/><text:span text:style-name="T3"> <text:s text:c="3"/>}</text:span><text:line-break/><text:line-break/><text:span text:style-name="T3"> <text:s text:c="3"/></text:span><text:span text:style-name="T1">@Override</text:span><text:line-break/><text:span text:style-name="T1"> <text:s text:c="3"/></text:span><text:span text:style-name="T12">public void </text:span><text:span text:style-name="T23">onSwiped</text:span><text:span text:style-name="T3">(</text:span><text:span text:style-name="T1">@NonNull </text:span><text:span text:style-name="T15">RecyclerView</text:span><text:span text:style-name="T3">.</text:span><text:span text:style-name="T15">ViewHolder </text:span><text:span text:style-name="T3">viewHolder, </text:span><text:span text:style-name="T12">int </text:span><text:span text:style-name="T3">direction) {</text:span><text:line-break/><text:span text:style-name="T3"> <text:s text:c="7"/></text:span><text:span text:style-name="T26">//usuwamy notatkę z viewModel z określonej pozycji wskazanej przez viewHolder i wybranej z Adaptera</text:span><text:line-break/><text:span text:style-name="T26"> <text:s text:c="7"/></text:span><text:span text:style-name="T19">noteViewModel</text:span><text:span text:style-name="T3">.delete(</text:span><text:span text:style-name="T35">adapter</text:span><text:span text:style-name="T3">.getNoteAt(viewHolder.getAdapterPosition()));</text:span><text:line-break/><text:span text:style-name="T3"> <text:s text:c="7"/></text:span><text:span text:style-name="T26">// nie potrzebujemy nic updatować bo update wykonuje się automatycznie sam</text:span><text:line-break/><text:line-break/><text:span text:style-name="T26"> <text:s text:c="7"/></text:span><text:span text:style-name="T15">Toast</text:span><text:span text:style-name="T3">.</text:span><text:span text:style-name="T7">makeText</text:span><text:span text:style-name="T3">(</text:span><text:span text:style-name="T15">MainActivity</text:span><text:span text:style-name="T3">.</text:span><text:span text:style-name="T12">this</text:span><text:span text:style-name="T3">, </text:span><text:span text:style-name="T10">"Note deleted"</text:span><text:span text:style-name="T3">, </text:span><text:span text:style-name="T15">Toast</text:span><text:span text:style-name="T3">.</text:span><text:span text:style-name="T21">LENGTH_SHORT</text:span><text:span text:style-name="T3">).show();</text:span><text:line-break/><text:span text:style-name="T3"> <text:s text:c="3"/>}</text:span><text:line-break/><text:span text:style-name="T3">}).attachToRecyclerView(</text:span><text:span text:style-name="T15">recyclerView</text:span><text:span text:style-name="T3">); </text:span><text:span text:style-name="T26">// na końcu musimy ItemTouchHelper dołączyć do recyclerView żeby działał</text:span></text:p>
      <text:p text:style-name="P32"/>
      <text:p text:style-name="P10">13. Dodanie menu i opcji Delete all notes do belki po lewej stronie</text:p>
      <text:p text:style-name="P34"/>
      <text:p text:style-name="P34">- tworzymy menu</text:p>
      <text:p text:style-name="P34"><text:span text:style-name="T3">&lt;</text:span><text:span text:style-name="T12">menu </text:span><text:span text:style-name="T34">xmlns:</text:span><text:span text:style-name="T19">android</text:span><text:span text:style-name="T10">="http://schemas.android.com/apk/res/android"</text:span><text:line-break/><text:span text:style-name="T10"> <text:s text:c="3"/></text:span><text:span text:style-name="T34">xmlns:</text:span><text:span text:style-name="T19">app</text:span><text:span text:style-name="T10">="http://schemas.android.com/apk/res-auto"</text:span><text:span text:style-name="T3">&gt;</text:span><text:line-break/><text:span text:style-name="T3"> <text:s text:c="3"/>&lt;</text:span><text:span text:style-name="T12">item</text:span><text:line-break/><text:soft-page-break/><text:span text:style-name="T12"> <text:s text:c="7"/></text:span><text:span text:style-name="T19">android</text:span><text:span text:style-name="T34">:id</text:span><text:span text:style-name="T10">="@+id/delete_all_notes"</text:span><text:line-break/><text:span text:style-name="T10"> <text:s text:c="7"/></text:span><text:span text:style-name="T19">android</text:span><text:span text:style-name="T34">:title</text:span><text:span text:style-name="T10">="Delete all notes"</text:span><text:line-break/><text:span text:style-name="T10"> <text:s text:c="7"/></text:span><text:span text:style-name="T19">app</text:span><text:span text:style-name="T34">:showAsAction</text:span><text:span text:style-name="T10">="never" </text:span><text:span text:style-name="T3">/&gt;</text:span><text:line-break/><text:span text:style-name="T3">&lt;/</text:span><text:span text:style-name="T12">menu</text:span><text:span text:style-name="T3">&gt;</text:span></text:p>
      <text:p text:style-name="P34"/>
      <text:p text:style-name="P34">- <text:span text:style-name="T42">dodajemy metody obsługi menu do ActivityMain</text:span></text:p>
      <text:p text:style-name="P34"><text:span text:style-name="T1">@Override</text:span><text:line-break/><text:span text:style-name="T12">public boolean </text:span><text:span text:style-name="T23">onCreateOptionsMenu</text:span><text:span text:style-name="T3">(</text:span><text:span text:style-name="T15">Menu </text:span><text:span text:style-name="T3">menu) {</text:span><text:line-break/><text:span text:style-name="T3"> <text:s text:c="3"/></text:span><text:span text:style-name="T15">MenuInflater menuInflater </text:span><text:span text:style-name="T3">= getMenuInflater();</text:span><text:line-break/><text:span text:style-name="T3"> <text:s text:c="3"/></text:span><text:span text:style-name="T15">menuInflater</text:span><text:span text:style-name="T3">.inflate(</text:span><text:span text:style-name="T15">R</text:span><text:span text:style-name="T3">.</text:span><text:span text:style-name="T15">menu</text:span><text:span text:style-name="T3">.</text:span><text:span text:style-name="T21">main_menu</text:span><text:span text:style-name="T3">,menu);</text:span><text:line-break/><text:span text:style-name="T3"> <text:s text:c="3"/></text:span><text:span text:style-name="T12">return super</text:span><text:span text:style-name="T3">.onCreateOptionsMenu(menu);</text:span><text:line-break/><text:span text:style-name="T3">}</text:span><text:line-break/><text:line-break/><text:span text:style-name="T1">@Override</text:span><text:line-break/><text:span text:style-name="T12">public boolean </text:span><text:span text:style-name="T23">onOptionsItemSelected</text:span><text:span text:style-name="T3">(</text:span><text:span text:style-name="T1">@NonNull </text:span><text:span text:style-name="T15">MenuItem </text:span><text:span text:style-name="T3">item) {</text:span><text:line-break/><text:span text:style-name="T3"> <text:s text:c="3"/></text:span><text:span text:style-name="T12">switch </text:span><text:span text:style-name="T3">(item.getItemId()){</text:span><text:line-break/><text:span text:style-name="T3"> <text:s text:c="7"/></text:span><text:span text:style-name="T12">case </text:span><text:span text:style-name="T15">R</text:span><text:span text:style-name="T3">.</text:span><text:span text:style-name="T15">id</text:span><text:span text:style-name="T3">.</text:span><text:span text:style-name="T21">delete_all_notes</text:span><text:span text:style-name="T3">:</text:span><text:line-break/><text:span text:style-name="T3"> <text:s text:c="11"/></text:span><text:span text:style-name="T19">noteViewModel</text:span><text:span text:style-name="T3">.deleteAllNotes();</text:span><text:line-break/><text:span text:style-name="T3"> <text:s text:c="11"/></text:span><text:span text:style-name="T15">Toast</text:span><text:span text:style-name="T3">.</text:span><text:span text:style-name="T7">makeText</text:span><text:span text:style-name="T3">(</text:span><text:span text:style-name="T12">this</text:span><text:span text:style-name="T3">, </text:span><text:span text:style-name="T10">"All notes deleted"</text:span><text:span text:style-name="T3">, </text:span><text:span text:style-name="T15">Toast</text:span><text:span text:style-name="T3">.</text:span><text:span text:style-name="T21">LENGTH_SHORT</text:span><text:span text:style-name="T3">).show();</text:span><text:line-break/><text:span text:style-name="T3"> <text:s text:c="11"/></text:span><text:span text:style-name="T12">return true</text:span><text:span text:style-name="T3">;</text:span><text:line-break/><text:span text:style-name="T3"> <text:s text:c="7"/></text:span><text:span text:style-name="T12">default</text:span><text:span text:style-name="T3">:</text:span><text:line-break/><text:span text:style-name="T3"> <text:s text:c="11"/></text:span><text:span text:style-name="T12">return super</text:span><text:span text:style-name="T3">.onOptionsItemSelected(item);</text:span><text:line-break/><text:span text:style-name="T3"> <text:s text:c="3"/>}</text:span><text:line-break/><text:span text:style-name="T3">}</text:span></text:p>
      <text:p text:style-name="P34"/>
      <text:p text:style-name="P38">14. Tworzenie edycji notatki</text:p>
      <text:p text:style-name="P38">- Aby mieć zdarzenie onClick na notatce dodajemy interface do Adaptera</text:p>
      <text:p text:style-name="P46"><text:line-break/><text:span text:style-name="T12">public interface </text:span><text:span text:style-name="T15">OnItemClickListener</text:span><text:span text:style-name="T3">{</text:span><text:line-break/><text:span text:style-name="T3"> <text:s text:c="3"/></text:span><text:span text:style-name="T12">void </text:span><text:span text:style-name="T23">onItemClick</text:span><text:span text:style-name="T3">(</text:span><text:span text:style-name="T15">Note </text:span><text:span text:style-name="T3">note);</text:span><text:line-break/><text:span text:style-name="T3">}</text:span></text:p>
      <text:p text:style-name="P46"/>
      <text:p text:style-name="P46">Pole takiego listenera i seta ustawiającego takiego listenera</text:p>
      <text:p text:style-name="P46"/>
      <text:p text:style-name="P46"><text:span text:style-name="T12">private </text:span><text:span text:style-name="T15">OnItemClickListener </text:span><text:span text:style-name="T19">listener</text:span><text:span text:style-name="T3">;</text:span></text:p>
      <text:p text:style-name="P46"/>
      <text:p text:style-name="P46"><text:span text:style-name="T12">public void </text:span><text:span text:style-name="T23">setOnItemClickListener</text:span><text:span text:style-name="T3">(</text:span><text:span text:style-name="T15">OnItemClickListener </text:span><text:span text:style-name="T3">listener){</text:span><text:line-break/><text:span text:style-name="T3"> <text:s text:c="3"/></text:span><text:span text:style-name="T12">this</text:span><text:span text:style-name="T3">.</text:span><text:span text:style-name="T19">listener </text:span><text:span text:style-name="T3">= listener;</text:span><text:line-break/><text:span text:style-name="T3">}</text:span></text:p>
      <text:p text:style-name="P46"/>
      <text:p text:style-name="P41">- metodę onItemClick listenera ustawiamy w konstruktorze holdera</text:p>
      <text:p text:style-name="P47"><text:span text:style-name="T26">//ustawiamy zdarzenie onClick dla całej ramki notatki</text:span><text:line-break/><text:span text:style-name="T3">itemView.setOnClickListener(</text:span><text:span text:style-name="T12">new </text:span><text:span text:style-name="T15">View</text:span><text:span text:style-name="T3">.</text:span><text:span text:style-name="T15">OnClickListener</text:span><text:span text:style-name="T3">() {</text:span><text:line-break/><text:span text:style-name="T3"> <text:s text:c="3"/></text:span><text:span text:style-name="T1">@Override</text:span><text:line-break/><text:span text:style-name="T1"> <text:s text:c="3"/></text:span><text:span text:style-name="T12">public void </text:span><text:span text:style-name="T23">onClick</text:span><text:span text:style-name="T3">(</text:span><text:span text:style-name="T15">View </text:span><text:span text:style-name="T3">v) {</text:span><text:line-break/><text:span text:style-name="T3"> <text:s text:c="7"/></text:span><text:span text:style-name="T12">int </text:span><text:span text:style-name="T15">position </text:span><text:span text:style-name="T3">= getAdapterPosition();</text:span><text:line-break/><text:span text:style-name="T3"> <text:s text:c="7"/></text:span><text:span text:style-name="T12">if</text:span><text:span text:style-name="T3">(</text:span><text:span text:style-name="T19">listener</text:span><text:span text:style-name="T3">!= </text:span><text:span text:style-name="T12">null </text:span><text:span text:style-name="T3">&amp;&amp; </text:span><text:span text:style-name="T15">position </text:span><text:span text:style-name="T3">!= </text:span><text:span text:style-name="T15">RecyclerView</text:span><text:span text:style-name="T3">.</text:span><text:span text:style-name="T21">NO_POSITION</text:span><text:span text:style-name="T3">){</text:span><text:line-break/><text:span text:style-name="T3"> <text:s text:c="11"/></text:span><text:span text:style-name="T19">listener</text:span><text:span text:style-name="T3">.onItemClick(</text:span><text:span text:style-name="T19">notes</text:span><text:span text:style-name="T3">.get(</text:span><text:span text:style-name="T15">position</text:span><text:span text:style-name="T3">));</text:span><text:line-break/><text:span text:style-name="T3"> <text:s text:c="7"/>}</text:span><text:line-break/><text:span text:style-name="T3"> <text:s text:c="3"/>}</text:span><text:line-break/><text:span text:style-name="T3">});</text:span></text:p>
      <text:p text:style-name="P47"/>
      <text:p text:style-name="P42">- przypisanie i implementację listenera robimy w klasie MainActivity w metodzie onCreate</text:p>
      <text:p text:style-name="P49"><text:span text:style-name="T43">Podczas pisania metody zmieniamy nazwę klasy </text:span><text:span text:style-name="T15">AddNoteActivity</text:span><text:span text:style-name="T3">.</text:span><text:span text:style-name="T12">class </text:span><text:span text:style-name="T14">na </text:span><text:span text:style-name="T17">AddEditNoteActivity</text:span><text:span text:style-name="T3">.</text:span><text:span text:style-name="T12">class</text:span></text:p>
      <text:p text:style-name="P48">Można to zrobić re faktoringiem skrót <text:span text:style-name="T30">Alt-F6</text:span></text:p>
      <text:p text:style-name="P26"/>
      <text:p text:style-name="P18"><text:span text:style-name="T15">adapter</text:span><text:span text:style-name="T3">.setOnItemClickListener(</text:span><text:span text:style-name="T12">new </text:span><text:span text:style-name="T15">NoteAdapter</text:span><text:span text:style-name="T3">.</text:span><text:span text:style-name="T15">OnItemClickListener</text:span><text:span text:style-name="T3">() {</text:span><text:line-break/><text:span text:style-name="T3"> <text:s text:c="3"/></text:span><text:span text:style-name="T1">@Override</text:span><text:line-break/><text:span text:style-name="T1"> <text:s text:c="3"/></text:span><text:span text:style-name="T12">public void </text:span><text:span text:style-name="T23">onItemClick</text:span><text:span text:style-name="T3">(</text:span><text:span text:style-name="T15">Note </text:span><text:span text:style-name="T3">note) {</text:span><text:line-break/><text:span text:style-name="T3"> <text:s text:c="7"/></text:span><text:span text:style-name="T26">//Alt <text:s/>+ F6 refactoring rename</text:span><text:line-break/><text:span text:style-name="T26"> <text:s text:c="7"/></text:span><text:span text:style-name="T15">Intent intent </text:span><text:span text:style-name="T3">= </text:span><text:span text:style-name="T12">new </text:span><text:span text:style-name="T3">Intent(</text:span><text:span text:style-name="T15">MainActivity</text:span><text:span text:style-name="T3">.</text:span><text:span text:style-name="T12">this</text:span><text:span text:style-name="T3">, </text:span><text:span text:style-name="T15">AddEditNoteActivity</text:span><text:span text:style-name="T3">.</text:span><text:span text:style-name="T12">class</text:span><text:span text:style-name="T3">);</text:span><text:line-break/><text:span text:style-name="T3"> <text:s text:c="7"/></text:span><text:span text:style-name="T26">//dodatkowo przekazujemy id które potem będziemy otrzmywać w responsie aby uaktualnic notatkę</text:span><text:line-break/><text:span text:style-name="T26"> <text:s text:c="7"/></text:span><text:span text:style-name="T15">intent</text:span><text:span text:style-name="T3">.putExtra(</text:span><text:span text:style-name="T21">EXTRA_ID</text:span><text:span text:style-name="T3">, note.getId());</text:span><text:line-break/><text:soft-page-break/><text:span text:style-name="T3"> <text:s text:c="7"/></text:span><text:span text:style-name="T15">intent</text:span><text:span text:style-name="T3">.putExtra(</text:span><text:span text:style-name="T21">EXTRA_TITLE</text:span><text:span text:style-name="T3">, note.getTitle());</text:span><text:line-break/><text:span text:style-name="T3"> <text:s text:c="7"/></text:span><text:span text:style-name="T15">intent</text:span><text:span text:style-name="T3">.putExtra(</text:span><text:span text:style-name="T21">EXTRA_DESCRIPTION</text:span><text:span text:style-name="T3">, note.getDescription());</text:span><text:line-break/><text:span text:style-name="T3"> <text:s text:c="7"/></text:span><text:span text:style-name="T15">intent</text:span><text:span text:style-name="T3">.putExtra(</text:span><text:span text:style-name="T21">EXTRA_PRIRITY</text:span><text:span text:style-name="T3">, note.getPriority());</text:span><text:line-break/><text:span text:style-name="T3"> <text:s text:c="7"/></text:span><text:span text:style-name="T26">//uruchamiamy activity z osobnym numerem requestu aby rezultaty odbierać dotyczace tego konkretnego requestu (EDIT)</text:span><text:line-break/><text:span text:style-name="T26"> <text:s text:c="7"/></text:span><text:span text:style-name="T3">startActivityForResult(</text:span><text:span text:style-name="T15">intent</text:span><text:span text:style-name="T3">,</text:span><text:span text:style-name="T21">EDIT_NOTE_REQUEST</text:span><text:span text:style-name="T3">);</text:span><text:line-break/><text:span text:style-name="T3"> <text:s text:c="3"/>}</text:span><text:line-break/><text:span text:style-name="T3">});</text:span></text:p>
      <text:p text:style-name="P18"/>
      <text:p text:style-name="P40">- <text:span text:style-name="T43">ustawiamy </text:span><text:span text:style-name="T45">wyświetlany</text:span><text:span text:style-name="T43"> tytuł na belce </text:span><text:span text:style-name="T45">i wszystkie wyświetlane pola wartościami extra z intenta.</text:span></text:p>
      <text:p text:style-name="P40"/>
      <text:p text:style-name="P13"><text:span text:style-name="T12">if </text:span><text:span text:style-name="T3">(</text:span><text:span text:style-name="T15">intent</text:span><text:span text:style-name="T3">.hasExtra(</text:span><text:span text:style-name="T21">EXTRA_ID</text:span><text:span text:style-name="T3">)) {</text:span><text:line-break/><text:span text:style-name="T3"> <text:s text:c="3"/>setTitle(</text:span><text:span text:style-name="T10">"Edit Note"</text:span><text:span text:style-name="T3">);</text:span><text:line-break/><text:span text:style-name="T3"> <text:s text:c="3"/></text:span><text:span text:style-name="T19">editTextTitle</text:span><text:span text:style-name="T3">.setText(</text:span><text:span text:style-name="T15">intent</text:span><text:span text:style-name="T3">.getStringExtra(</text:span><text:span text:style-name="T21">EXTRA_TITLE</text:span><text:span text:style-name="T3">));</text:span><text:line-break/><text:span text:style-name="T3"> <text:s text:c="3"/></text:span><text:span text:style-name="T19">editTextDescription</text:span><text:span text:style-name="T3">.setText((</text:span><text:span text:style-name="T15">intent</text:span><text:span text:style-name="T3">.getStringExtra(</text:span><text:span text:style-name="T21">EXTRA_DESCRIPTION</text:span><text:span text:style-name="T3">)));</text:span><text:line-break/><text:span text:style-name="T3"> <text:s text:c="3"/></text:span><text:span text:style-name="T19">numberPickerPriority</text:span><text:span text:style-name="T3">.setValue(</text:span><text:span text:style-name="T15">intent</text:span><text:span text:style-name="T3">.getIntExtra(</text:span><text:span text:style-name="T21">EXTRA_PRI0RITY</text:span><text:span text:style-name="T3">,</text:span><text:span text:style-name="T28">1</text:span><text:span text:style-name="T3">));</text:span><text:line-break/><text:span text:style-name="T3">} </text:span><text:span text:style-name="T12">else </text:span><text:span text:style-name="T3">{</text:span><text:line-break/><text:span text:style-name="T3"> <text:s text:c="3"/>setTitle(</text:span><text:span text:style-name="T10">"Add note"</text:span><text:span text:style-name="T3">);</text:span><text:line-break/><text:span text:style-name="T3">}</text:span></text:p>
      <text:p text:style-name="P13"/>
      <text:p text:style-name="P39">- w metodzie saveNote() dodajemy też przekazywanie warunkowe id do rezultow responsa</text:p>
      <text:p text:style-name="P53"><text:line-break/><text:span text:style-name="T26">//pobieramy id z intent extra a jeżeli go nie ma to ustawiamy -1 wiedząc że takiego id nie będzie w realu</text:span><text:line-break/><text:span text:style-name="T12">int </text:span><text:span text:style-name="T15">id </text:span><text:span text:style-name="T3">= getIntent().getIntExtra(</text:span><text:span text:style-name="T21">EXTRA_ID</text:span><text:span text:style-name="T3">,-</text:span><text:span text:style-name="T28">1</text:span><text:span text:style-name="T3">);</text:span><text:line-break/><text:span text:style-name="T12">if</text:span><text:span text:style-name="T3">(</text:span><text:span text:style-name="T15">id </text:span><text:span text:style-name="T3">!= -</text:span><text:span text:style-name="T28">1</text:span><text:span text:style-name="T3">){</text:span><text:line-break/><text:span text:style-name="T3"> <text:s text:c="3"/></text:span><text:span text:style-name="T26">//jeżeli w intencie była jakieś konkretne id to dadajemy je do rezultow do responsu</text:span><text:line-break/><text:span text:style-name="T26"> <text:s text:c="3"/></text:span><text:span text:style-name="T15">data</text:span><text:span text:style-name="T3">.putExtra(</text:span><text:span text:style-name="T21">EXTRA_ID</text:span><text:span text:style-name="T3">,</text:span><text:span text:style-name="T15">id</text:span><text:span text:style-name="T3">);</text:span><text:line-break/><text:span text:style-name="T3">}</text:span><text:line-break/><text:line-break/><text:span text:style-name="T3">setResult(</text:span><text:span text:style-name="T21">RESULT_OK</text:span><text:span text:style-name="T3">, </text:span><text:span text:style-name="T15">data</text:span><text:span text:style-name="T3">); </text:span><text:span text:style-name="T26">//jeżeli wszystko pójdzie ok to wróci do poprzedniej actywności z tymi danymi</text:span><text:line-break/><text:span text:style-name="T3">finish();</text:span></text:p>
      <text:p text:style-name="P53"/>
      <text:p text:style-name="P39">- <text:span text:style-name="T46">w MainActivity dodajemy jeszcze obsługę rezultatów w metodzie onActivityResults</text:span></text:p>
      <text:p text:style-name="P39"/>
      <text:p text:style-name="P53"><text:span text:style-name="T3">} </text:span><text:span text:style-name="T12">else <text:s/>if </text:span><text:span text:style-name="T3">(requestCode == </text:span><text:span text:style-name="T21">EDIT_NOTE_REQUEST </text:span><text:span text:style-name="T3">&amp;&amp; resultCode == </text:span><text:span text:style-name="T21">RESULT_OK</text:span><text:span text:style-name="T3">) {</text:span><text:line-break/><text:span text:style-name="T3"> <text:s text:c="3"/></text:span><text:span text:style-name="T12">int </text:span><text:span text:style-name="T15">id </text:span><text:span text:style-name="T3">= data.getIntExtra(</text:span><text:span text:style-name="T21">EXTRA_ID</text:span><text:span text:style-name="T3">, -</text:span><text:span text:style-name="T28">1</text:span><text:span text:style-name="T3">);</text:span><text:line-break/><text:span text:style-name="T3"> <text:s text:c="3"/></text:span><text:span text:style-name="T12">if</text:span><text:span text:style-name="T3">(</text:span><text:span text:style-name="T15">id </text:span><text:span text:style-name="T3">== -</text:span><text:span text:style-name="T28">1</text:span><text:span text:style-name="T3">){</text:span><text:line-break/><text:span text:style-name="T3"> <text:s text:c="7"/></text:span><text:span text:style-name="T15">Toast</text:span><text:span text:style-name="T3">.</text:span><text:span text:style-name="T7">makeText</text:span><text:span text:style-name="T3">(</text:span><text:span text:style-name="T12">this</text:span><text:span text:style-name="T3">, </text:span><text:span text:style-name="T10">"Note can't be updated"</text:span><text:span text:style-name="T3">, </text:span><text:span text:style-name="T15">Toast</text:span><text:span text:style-name="T3">.</text:span><text:span text:style-name="T21">LENGTH_SHORT</text:span><text:span text:style-name="T3">).show();</text:span><text:line-break/><text:span text:style-name="T3"> <text:s text:c="3"/>}</text:span><text:line-break/><text:span text:style-name="T3"> <text:s text:c="3"/></text:span><text:span text:style-name="T15">String title </text:span><text:span text:style-name="T3">= data.getStringExtra(</text:span><text:span text:style-name="T21">EXTRA_TITLE</text:span><text:span text:style-name="T3">);</text:span><text:line-break/><text:span text:style-name="T3"> <text:s text:c="3"/></text:span><text:span text:style-name="T15">String description </text:span><text:span text:style-name="T3">= data.getStringExtra(</text:span><text:span text:style-name="T21">EXTRA_DESCRIPTION</text:span><text:span text:style-name="T3">);</text:span><text:line-break/><text:span text:style-name="T3"> <text:s text:c="3"/></text:span><text:span text:style-name="T12">int </text:span><text:span text:style-name="T15">priority </text:span><text:span text:style-name="T3">= data.getIntExtra(</text:span><text:span text:style-name="T21">EXTRA_PRI0RITY</text:span><text:span text:style-name="T3">, </text:span><text:span text:style-name="T28">1</text:span><text:span text:style-name="T3">);</text:span><text:line-break/><text:line-break/><text:span text:style-name="T3"> <text:s text:c="3"/></text:span><text:span text:style-name="T15">Note note </text:span><text:span text:style-name="T3">= </text:span><text:span text:style-name="T12">new </text:span><text:span text:style-name="T3">Note(</text:span><text:span text:style-name="T15">title</text:span><text:span text:style-name="T3">, </text:span><text:span text:style-name="T15">description</text:span><text:span text:style-name="T3">, </text:span><text:span text:style-name="T15">priority</text:span><text:span text:style-name="T3">);</text:span><text:line-break/><text:span text:style-name="T3"> <text:s text:c="3"/></text:span><text:span text:style-name="T15">note</text:span><text:span text:style-name="T3">.setId(</text:span><text:span text:style-name="T15">id</text:span><text:span text:style-name="T3">);</text:span><text:line-break/><text:span text:style-name="T3"> <text:s text:c="3"/></text:span><text:span text:style-name="T19">noteViewModel</text:span><text:span text:style-name="T3">.update(</text:span><text:span text:style-name="T15">note</text:span><text:span text:style-name="T3">);</text:span><text:line-break/><text:span text:style-name="T3"> <text:s text:c="3"/></text:span><text:span text:style-name="T15">Toast</text:span><text:span text:style-name="T3">.</text:span><text:span text:style-name="T7">makeText</text:span><text:span text:style-name="T3">(</text:span><text:span text:style-name="T12">this</text:span><text:span text:style-name="T3">, </text:span><text:span text:style-name="T10">"Note updated"</text:span><text:span text:style-name="T3">, </text:span><text:span text:style-name="T15">Toast</text:span><text:span text:style-name="T3">.</text:span><text:span text:style-name="T21">LENGTH_SHORT</text:span><text:span text:style-name="T3">).show();</text:span></text:p>
      <text:p text:style-name="P53"><text:span text:style-name="T3"/></text:p>
      <text:p text:style-name="P43">15. Poprawianie animacji przy usuwaniu notatki</text:p>
      <text:p text:style-name="P54">- w tej chwili nie ma tej animacji ponieważ wywołujemy metodę notifyDataSetChanged() za każdym razem kiedy updatujemy <text:span text:style-name="T47">adapter nową listą. Powinniśmy updatować konkretną notatkę i używać metod z prametrem pozycji, np. notifyItemChanged(int), w metodzie setNotes… w Adapterze. To jest nie efektywne ponie</text:span></text:p>
      <text:p text:style-name="P55">Trzeba przekazać do adaptera nową i starą listę i porównać je i updatować te notatki które były zmienione.</text:p>
      <text:p text:style-name="P55">Trzaba zastosować ListAdapter, który bazując na RecyclerView.Adapterze prezentuje listę danych w RecyclerView zawierajac również prównanie pomięcy przychodzącą a starą listą danych.</text:p>
      <text:p text:style-name="P55"/>
      <text:p text:style-name="P43">- <text:span text:style-name="T48">nasz adapter zmienia rozszeżenie na ListAdapter</text:span></text:p>
      <text:p text:style-name="P54"><text:span text:style-name="T12">import </text:span><text:span text:style-name="T15">androidx.recyclerview.widget.ListAdapter</text:span><text:span text:style-name="T3">;</text:span></text:p>
      <text:p text:style-name="P54"/>
      <text:p text:style-name="P54"><text:span text:style-name="T12">public class </text:span><text:span text:style-name="T15">NoteAdapter </text:span><text:span text:style-name="T12">extends </text:span><text:span text:style-name="T15">ListAdapter</text:span><text:span text:style-name="T3">&lt;</text:span><text:span text:style-name="T15">Note</text:span><text:span text:style-name="T3">, </text:span><text:span text:style-name="T15">NoteAdapter</text:span><text:span text:style-name="T3">.</text:span><text:span text:style-name="T15">NoteHolder</text:span><text:span text:style-name="T3">&gt; {</text:span></text:p>
      <text:p text:style-name="P44"><text:soft-page-break/>- implementujemy konstruktora</text:p>
      <text:p text:style-name="P56"><text:span text:style-name="T12">public </text:span><text:span text:style-name="T23">NoteAdapter</text:span><text:span text:style-name="T3">() {</text:span><text:line-break/><text:span text:style-name="T3"> <text:s text:c="3"/></text:span><text:span text:style-name="T12">super</text:span><text:span text:style-name="T3">(</text:span><text:span text:style-name="T21">DIFF_CALLBACK</text:span><text:span text:style-name="T3">);</text:span><text:line-break/><text:span text:style-name="T3">}</text:span></text:p>
      <text:p text:style-name="P45"><text:span text:style-name="T48">który przyjmuje w argumencie obiekt <text:s text:c="2"/></text:span><text:span text:style-name="T18">DiffUtil</text:span><text:span text:style-name="T5">.</text:span><text:span text:style-name="T18">ItemCallback</text:span><text:span text:style-name="T5">&lt;</text:span><text:span text:style-name="T18">Note</text:span><text:span text:style-name="T5">&gt; , </text:span><text:span text:style-name="T6">który tworzymy jako statyczny w tej klasie</text:span></text:p>
      <text:p text:style-name="P57"><text:span text:style-name="T48"><text:s text:c="2"/>Dopisujemy metody porównujące elementy i ich zawartość</text:span></text:p>
      <text:p text:style-name="P57"/>
      <text:p text:style-name="P13"><text:span text:style-name="T26">// obiekt ktory porównuje elementy z nowej listy z elementami ze starej listy</text:span><text:line-break/><text:span text:style-name="T26">// przekazujemy go do superklass w konstruktorze</text:span><text:line-break/><text:span text:style-name="T12">private static final </text:span><text:span text:style-name="T15">DiffUtil</text:span><text:span text:style-name="T3">.</text:span><text:span text:style-name="T15">ItemCallback</text:span><text:span text:style-name="T3">&lt;</text:span><text:span text:style-name="T15">Note</text:span><text:span text:style-name="T3">&gt; </text:span><text:span text:style-name="T21">DIFF_CALLBACK </text:span><text:span text:style-name="T3">= </text:span><text:span text:style-name="T12">new </text:span><text:span text:style-name="T15">DiffUtil</text:span><text:span text:style-name="T3">.</text:span><text:span text:style-name="T15">ItemCallback</text:span><text:span text:style-name="T3">&lt;</text:span><text:span text:style-name="T15">Note</text:span><text:span text:style-name="T3">&gt;() {</text:span><text:line-break/><text:span text:style-name="T3"> <text:s text:c="3"/></text:span><text:span text:style-name="T26">//metoda zwraca true jeżeli elementy są takie same. Nie znaczy że zawartość jest taka sama ale że to są te same obiekty w naszej liscie</text:span><text:line-break/><text:span text:style-name="T26"> <text:s text:c="3"/>// dlatego porównujemy je po id. Wiemy że wtedy to jest to samo Entry z listy , nawet z różna zawartościa</text:span><text:line-break/><text:span text:style-name="T26"> <text:s text:c="3"/></text:span><text:span text:style-name="T1">@Override</text:span><text:line-break/><text:span text:style-name="T1"> <text:s text:c="3"/></text:span><text:span text:style-name="T12">public boolean </text:span><text:span text:style-name="T23">areItemsTheSame</text:span><text:span text:style-name="T3">(</text:span><text:span text:style-name="T1">@NonNull </text:span><text:span text:style-name="T15">Note </text:span><text:span text:style-name="T3">oldItem, </text:span><text:span text:style-name="T1">@NonNull </text:span><text:span text:style-name="T15">Note </text:span><text:span text:style-name="T3">newItem) {</text:span><text:line-break/><text:span text:style-name="T3"> <text:s text:c="7"/></text:span><text:span text:style-name="T12">return </text:span><text:span text:style-name="T3">oldItem.getId() == newItem.getId();</text:span><text:line-break/><text:span text:style-name="T3"> <text:s text:c="3"/>}</text:span><text:line-break/><text:line-break/><text:span text:style-name="T3"> <text:s text:c="3"/></text:span><text:span text:style-name="T26">//zwraca true jeżeli nic się nie zmieniło w zawartości elementu</text:span><text:line-break/><text:span text:style-name="T26"> <text:s text:c="3"/></text:span><text:span text:style-name="T1">@Override</text:span><text:line-break/><text:span text:style-name="T1"> <text:s text:c="3"/></text:span><text:span text:style-name="T12">public boolean </text:span><text:span text:style-name="T23">areContentsTheSame</text:span><text:span text:style-name="T3">(</text:span><text:span text:style-name="T1">@NonNull </text:span><text:span text:style-name="T15">Note </text:span><text:span text:style-name="T3">oldItem, </text:span><text:span text:style-name="T1">@NonNull </text:span><text:span text:style-name="T15">Note </text:span><text:span text:style-name="T3">newItem) {</text:span><text:line-break/><text:span text:style-name="T3"> <text:s text:c="7"/></text:span><text:span text:style-name="T12">return </text:span><text:span text:style-name="T3">oldItem.getTitle().equals(newItem.getTitle()) &amp;&amp; oldItem.getDescription().equals(newItem.getDescription()) &amp;&amp; oldItem.getPriority() == newItem.getPriority();</text:span><text:line-break/><text:span text:style-name="T3"> <text:s text:c="3"/>}</text:span><text:line-break/><text:span text:style-name="T3">};</text:span></text:p>
      <text:p text:style-name="P13"/>
      <text:p text:style-name="P40">- <text:span text:style-name="T48">usuwamy listę notatek z adaptera</text:span></text:p>
      <text:p text:style-name="P56">List&lt;Note&gt; notes…</text:p>
      <text:p text:style-name="P56"/>
      <text:p text:style-name="P44">- usuwamy błędy po usunięciu listy</text:p>
      <text:p text:style-name="P56">note.get(position) zamieniamy zamieniamy na getItem(position)</text:p>
      <text:p text:style-name="P56"><text:span text:style-name="T15">Note currentNote </text:span><text:span text:style-name="T3">= getItem(position);</text:span></text:p>
      <text:p text:style-name="P56"/>
      <text:p text:style-name="P44">- <text:span text:style-name="T49">usuwamy metodę getItemCount i setNotes w adapterze</text:span></text:p>
      <text:p text:style-name="P56"/>
      <text:p text:style-name="P44">- <text:span text:style-name="T49">w MainActivity w observ ViewModela zamiast metody adaptera setNotes(notes) <text:s/>wywołujemy</text:span></text:p>
      <text:p text:style-name="P56"/>
      <text:p text:style-name="P56"><text:span text:style-name="T35">adapter</text:span><text:span text:style-name="T3">.submitList(notes);</text:span></text:p>
      <text:p text:style-name="P56"/>
      <text:p text:style-name="P56"/>
      <text:p text:style-name="P13"/>
      <text:p text:style-name="P1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47cm" fo:margin-right="0.7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4:02:52.815605607</meta:creation-date>
    <meta:generator>LibreOffice/6.4.6.2$Linux_X86_64 LibreOffice_project/40$Build-2</meta:generator>
    <dc:date>2020-11-10T13:23:08.168126750</dc:date>
    <meta:editing-duration>PT8H47M18S</meta:editing-duration>
    <meta:editing-cycles>23</meta:editing-cycles>
    <meta:document-statistic meta:table-count="0" meta:image-count="0" meta:object-count="0" meta:page-count="13" meta:paragraph-count="123" meta:word-count="2491" meta:character-count="29001" meta:non-whitespace-character-count="23436"/>
  </office:meta>
</office:document-meta>
</file>